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mm"/>
    </style:style>
    <style:style style:name="co2" style:family="table-column">
      <style:table-column-properties fo:break-before="auto" style:column-width="6.65mm"/>
    </style:style>
    <style:style style:name="co3" style:family="table-column">
      <style:table-column-properties fo:break-before="auto" style:column-width="8.57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t_datafinal_sin_nm" table:style-name="ta1">
        <table:shapes>
          <draw:frame draw:z-index="0" draw:style-name="gr1" draw:text-style-name="P1" svg:width="178.22mm" svg:height="107.09mm" svg:x="153.05mm" svg:y="1.93mm">
            <loext:p draw:notify-on-update-of-ranges="mt_datafinal_sin_nm.F1:mt_datafinal_sin_nm.F110 mt_datafinal_sin_nm.H1:mt_datafinal_sin_nm.H1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2.66mm" svg:height="92.23mm" svg:x="261.46mm" svg:y="141.06mm">
            <loext:p draw:notify-on-update-of-ranges="mt_datafinal_sin_nm.E1:mt_datafinal_sin_nm.E110 mt_datafinal_sin_nm.H1:mt_datafinal_sin_nm.H1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row table:style-name="ro1">
          <table:table-cell office:value-type="float" office:value="545.482913" calcext:value-type="float">
            <text:p>545.482913</text:p>
          </table:table-cell>
          <table:table-cell office:value-type="float" office:value="0" calcext:value-type="float">
            <text:p>0</text:p>
          </table:table-cell>
          <table:table-cell office:value-type="float" office:value="545.483127" calcext:value-type="float">
            <text:p>545.483127</text:p>
          </table:table-cell>
          <table:table-cell office:value-type="float" office:value="0" calcext:value-type="float">
            <text:p>0</text:p>
          </table:table-cell>
          <table:table-cell office:value-type="float" office:value="0.187253" calcext:value-type="float">
            <text:p>0.187253</text:p>
          </table:table-cell>
          <table:table-cell office:value-type="float" office:value="0.181978" calcext:value-type="float">
            <text:p>0.181978</text:p>
          </table:table-cell>
          <table:table-cell office:value-type="float" office:value="0.5" calcext:value-type="float">
            <text:p>0.5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545.990706" calcext:value-type="float">
            <text:p>545.990706</text:p>
          </table:table-cell>
          <table:table-cell office:value-type="float" office:value="21" calcext:value-type="float">
            <text:p>21</text:p>
          </table:table-cell>
          <table:table-cell office:value-type="float" office:value="545.990893" calcext:value-type="float">
            <text:p>545.990893</text:p>
          </table:table-cell>
          <table:table-cell office:value-type="float" office:value="4" calcext:value-type="float">
            <text:p>4</text:p>
          </table:table-cell>
          <table:table-cell office:value-type="float" office:value="0.282198" calcext:value-type="float">
            <text:p>0.282198</text:p>
          </table:table-cell>
          <table:table-cell office:value-type="float" office:value="0.337582" calcext:value-type="float">
            <text:p>0.337582</text:p>
          </table:table-cell>
          <table:table-cell office:value-type="float" office:value="0.739713" calcext:value-type="float">
            <text:p>0.739713</text:p>
          </table:table-cell>
          <table:table-cell office:value-type="float" office:value="9.0984699" calcext:value-type="float">
            <text:p>9.0984699</text:p>
          </table:table-cell>
        </table:table-row>
        <table:table-row table:style-name="ro1">
          <table:table-cell office:value-type="float" office:value="546.495147" calcext:value-type="float">
            <text:p>546.495147</text:p>
          </table:table-cell>
          <table:table-cell office:value-type="float" office:value="31" calcext:value-type="float">
            <text:p>31</text:p>
          </table:table-cell>
          <table:table-cell office:value-type="float" office:value="546.495335" calcext:value-type="float">
            <text:p>546.495335</text:p>
          </table:table-cell>
          <table:table-cell office:value-type="float" office:value="23" calcext:value-type="float">
            <text:p>23</text:p>
          </table:table-cell>
          <table:table-cell office:value-type="float" office:value="0.955604" calcext:value-type="float">
            <text:p>0.955604</text:p>
          </table:table-cell>
          <table:table-cell office:value-type="float" office:value="1.004835" calcext:value-type="float">
            <text:p>1.004835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11.3250405" calcext:value-type="float">
            <text:p>11.3250405</text:p>
          </table:table-cell>
        </table:table-row>
        <table:table-row table:style-name="ro1">
          <table:table-cell office:value-type="float" office:value="546.999188" calcext:value-type="float">
            <text:p>546.999188</text:p>
          </table:table-cell>
          <table:table-cell office:value-type="float" office:value="31" calcext:value-type="float">
            <text:p>31</text:p>
          </table:table-cell>
          <table:table-cell office:value-type="float" office:value="546.999375" calcext:value-type="float">
            <text:p>546.999375</text:p>
          </table:table-cell>
          <table:table-cell office:value-type="float" office:value="26" calcext:value-type="float">
            <text:p>26</text:p>
          </table:table-cell>
          <table:table-cell office:value-type="float" office:value="1.534945" calcext:value-type="float">
            <text:p>1.534945</text:p>
          </table:table-cell>
          <table:table-cell office:value-type="float" office:value="1.41978" calcext:value-type="float">
            <text:p>1.41978</text:p>
          </table:table-cell>
          <table:table-cell office:value-type="float" office:value="0.998747" calcext:value-type="float">
            <text:p>0.998747</text:p>
          </table:table-cell>
          <table:table-cell office:value-type="float" office:value="12.2845881" calcext:value-type="float">
            <text:p>12.2845881</text:p>
          </table:table-cell>
        </table:table-row>
        <table:table-row table:style-name="ro1">
          <table:table-cell office:value-type="float" office:value="547.503294" calcext:value-type="float">
            <text:p>547.503294</text:p>
          </table:table-cell>
          <table:table-cell office:value-type="float" office:value="31" calcext:value-type="float">
            <text:p>31</text:p>
          </table:table-cell>
          <table:table-cell office:value-type="float" office:value="547.503457" calcext:value-type="float">
            <text:p>547.503457</text:p>
          </table:table-cell>
          <table:table-cell office:value-type="float" office:value="41" calcext:value-type="float">
            <text:p>41</text:p>
          </table:table-cell>
          <table:table-cell office:value-type="float" office:value="2.035165" calcext:value-type="float">
            <text:p>2.035165</text:p>
          </table:table-cell>
          <table:table-cell office:value-type="float" office:value="1.469011" calcext:value-type="float">
            <text:p>1.469011</text:p>
          </table:table-cell>
          <table:table-cell office:value-type="float" office:value="0.954649" calcext:value-type="float">
            <text:p>0.954649</text:p>
          </table:table-cell>
          <table:table-cell office:value-type="float" office:value="11.7421827" calcext:value-type="float">
            <text:p>11.7421827</text:p>
          </table:table-cell>
        </table:table-row>
        <table:table-row table:style-name="ro1">
          <table:table-cell office:value-type="float" office:value="548.007397" calcext:value-type="float">
            <text:p>548.007397</text:p>
          </table:table-cell>
          <table:table-cell office:value-type="float" office:value="31" calcext:value-type="float">
            <text:p>31</text:p>
          </table:table-cell>
          <table:table-cell office:value-type="float" office:value="548.007557" calcext:value-type="float">
            <text:p>548.007557</text:p>
          </table:table-cell>
          <table:table-cell office:value-type="float" office:value="41" calcext:value-type="float">
            <text:p>41</text:p>
          </table:table-cell>
          <table:table-cell office:value-type="float" office:value="1.723077" calcext:value-type="float">
            <text:p>1.723077</text:p>
          </table:table-cell>
          <table:table-cell office:value-type="float" office:value="1.137582" calcext:value-type="float">
            <text:p>1.137582</text:p>
          </table:table-cell>
          <table:table-cell office:value-type="float" office:value="0.799236" calcext:value-type="float">
            <text:p>0.799236</text:p>
          </table:table-cell>
          <table:table-cell office:value-type="float" office:value="9.8306028" calcext:value-type="float">
            <text:p>9.8306028</text:p>
          </table:table-cell>
        </table:table-row>
        <table:table-row table:style-name="ro1">
          <table:table-cell office:value-type="float" office:value="548.511424" calcext:value-type="float">
            <text:p>548.511424</text:p>
          </table:table-cell>
          <table:table-cell office:value-type="float" office:value="31" calcext:value-type="float">
            <text:p>31</text:p>
          </table:table-cell>
          <table:table-cell office:value-type="float" office:value="548.511585" calcext:value-type="float">
            <text:p>548.511585</text:p>
          </table:table-cell>
          <table:table-cell office:value-type="float" office:value="41" calcext:value-type="float">
            <text:p>41</text:p>
          </table:table-cell>
          <table:table-cell office:value-type="float" office:value="0.867692" calcext:value-type="float">
            <text:p>0.867692</text:p>
          </table:table-cell>
          <table:table-cell office:value-type="float" office:value="0.85011" calcext:value-type="float">
            <text:p>0.85011</text:p>
          </table:table-cell>
          <table:table-cell office:value-type="float" office:value="0.57056" calcext:value-type="float">
            <text:p>0.57056</text:p>
          </table:table-cell>
          <table:table-cell office:value-type="float" office:value="7.017888" calcext:value-type="float">
            <text:p>7.017888</text:p>
          </table:table-cell>
        </table:table-row>
        <table:table-row table:style-name="ro1">
          <table:table-cell office:value-type="float" office:value="549.015576" calcext:value-type="float">
            <text:p>549.015576</text:p>
          </table:table-cell>
          <table:table-cell office:value-type="float" office:value="31" calcext:value-type="float">
            <text:p>31</text:p>
          </table:table-cell>
          <table:table-cell office:value-type="float" office:value="549.015737" calcext:value-type="float">
            <text:p>549.015737</text:p>
          </table:table-cell>
          <table:table-cell office:value-type="float" office:value="41" calcext:value-type="float">
            <text:p>41</text:p>
          </table:table-cell>
          <table:table-cell office:value-type="float" office:value="0.204835" calcext:value-type="float">
            <text:p>0.204835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324608" calcext:value-type="float">
            <text:p>0.324608</text:p>
          </table:table-cell>
          <table:table-cell office:value-type="float" office:value="3.9926784" calcext:value-type="float">
            <text:p>3.9926784</text:p>
          </table:table-cell>
        </table:table-row>
        <table:table-row table:style-name="ro1">
          <table:table-cell office:value-type="float" office:value="549.519719" calcext:value-type="float">
            <text:p>549.519719</text:p>
          </table:table-cell>
          <table:table-cell office:value-type="float" office:value="22" calcext:value-type="float">
            <text:p>22</text:p>
          </table:table-cell>
          <table:table-cell office:value-type="float" office:value="549.519877" calcext:value-type="float">
            <text:p>549.519877</text:p>
          </table:table-cell>
          <table:table-cell office:value-type="float" office:value="24" calcext:value-type="float">
            <text:p>24</text:p>
          </table:table-cell>
          <table:table-cell office:value-type="float" office:value="0.04044" calcext:value-type="float">
            <text:p>0.04044</text:p>
          </table:table-cell>
          <table:table-cell office:value-type="float" office:value="0.066813" calcext:value-type="float">
            <text:p>0.066813</text:p>
          </table:table-cell>
          <table:table-cell office:value-type="float" office:value="0.121599" calcext:value-type="float">
            <text:p>0.121599</text:p>
          </table:table-cell>
          <table:table-cell office:value-type="float" office:value="1.4956677" calcext:value-type="float">
            <text:p>1.4956677</text:p>
          </table:table-cell>
        </table:table-row>
        <table:table-row table:style-name="ro1">
          <table:table-cell office:value-type="float" office:value="550.023854" calcext:value-type="float">
            <text:p>550.023854</text:p>
          </table:table-cell>
          <table:table-cell office:value-type="float" office:value="22" calcext:value-type="float">
            <text:p>22</text:p>
          </table:table-cell>
          <table:table-cell office:value-type="float" office:value="550.024296" calcext:value-type="float">
            <text:p>550.024296</text:p>
          </table:table-cell>
          <table:table-cell office:value-type="float" office:value="24" calcext:value-type="float">
            <text:p>24</text:p>
          </table:table-cell>
          <table:table-cell office:value-type="float" office:value="0.016703" calcext:value-type="float">
            <text:p>0.016703</text:p>
          </table:table-cell>
          <table:table-cell office:value-type="float" office:value="0.03956" calcext:value-type="float">
            <text:p>0.03956</text:p>
          </table:table-cell>
          <table:table-cell office:value-type="float" office:value="0.011235" calcext:value-type="float">
            <text:p>0.011235</text:p>
          </table:table-cell>
          <table:table-cell office:value-type="float" office:value="0.1381905" calcext:value-type="float">
            <text:p>0.1381905</text:p>
          </table:table-cell>
        </table:table-row>
        <table:table-row table:style-name="ro1">
          <table:table-cell office:value-type="float" office:value="550.527924" calcext:value-type="float">
            <text:p>550.527924</text:p>
          </table:table-cell>
          <table:table-cell office:value-type="float" office:value="22" calcext:value-type="float">
            <text:p>22</text:p>
          </table:table-cell>
          <table:table-cell office:value-type="float" office:value="550.530205" calcext:value-type="float">
            <text:p>550.530205</text:p>
          </table:table-cell>
          <table:table-cell office:value-type="float" office:value="24" calcext:value-type="float">
            <text:p>24</text:p>
          </table:table-cell>
          <table:table-cell office:value-type="float" office:value="0.019341" calcext:value-type="float">
            <text:p>0.019341</text:p>
          </table:table-cell>
          <table:table-cell office:value-type="float" office:value="0.045714" calcext:value-type="float">
            <text:p>0.045714</text:p>
          </table:table-cell>
          <table:table-cell office:value-type="float" office:value="0.020538" calcext:value-type="float">
            <text:p>0.020538</text:p>
          </table:table-cell>
          <table:table-cell office:value-type="float" office:value="0.2526174" calcext:value-type="float">
            <text:p>0.2526174</text:p>
          </table:table-cell>
        </table:table-row>
        <table:table-row table:style-name="ro1">
          <table:table-cell office:value-type="float" office:value="551.034346" calcext:value-type="float">
            <text:p>551.034346</text:p>
          </table:table-cell>
          <table:table-cell office:value-type="float" office:value="22" calcext:value-type="float">
            <text:p>22</text:p>
          </table:table-cell>
          <table:table-cell office:value-type="float" office:value="551.034533" calcext:value-type="float">
            <text:p>551.0345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56264" calcext:value-type="float">
            <text:p>0.056264</text:p>
          </table:table-cell>
          <table:table-cell office:value-type="float" office:value="0.14723" calcext:value-type="float">
            <text:p>0.14723</text:p>
          </table:table-cell>
          <table:table-cell office:value-type="float" office:value="1.810929" calcext:value-type="float">
            <text:p>1.810929</text:p>
          </table:table-cell>
        </table:table-row>
        <table:table-row table:style-name="ro1">
          <table:table-cell office:value-type="float" office:value="551.538506" calcext:value-type="float">
            <text:p>551.538506</text:p>
          </table:table-cell>
          <table:table-cell office:value-type="float" office:value="22" calcext:value-type="float">
            <text:p>22</text:p>
          </table:table-cell>
          <table:table-cell office:value-type="float" office:value="551.538666" calcext:value-type="float">
            <text:p>551.538666</text:p>
          </table:table-cell>
          <table:table-cell office:value-type="float" office:value="24" calcext:value-type="float">
            <text:p>24</text:p>
          </table:table-cell>
          <table:table-cell office:value-type="float" office:value="0.050989" calcext:value-type="float">
            <text:p>0.050989</text:p>
          </table:table-cell>
          <table:table-cell office:value-type="float" office:value="0.080879" calcext:value-type="float">
            <text:p>0.080879</text:p>
          </table:table-cell>
          <table:table-cell office:value-type="float" office:value="0.360292" calcext:value-type="float">
            <text:p>0.360292</text:p>
          </table:table-cell>
          <table:table-cell office:value-type="float" office:value="4.4315916" calcext:value-type="float">
            <text:p>4.4315916</text:p>
          </table:table-cell>
        </table:table-row>
        <table:table-row table:style-name="ro1">
          <table:table-cell office:value-type="float" office:value="552.042701" calcext:value-type="float">
            <text:p>552.042701</text:p>
          </table:table-cell>
          <table:table-cell office:value-type="float" office:value="22" calcext:value-type="float">
            <text:p>22</text:p>
          </table:table-cell>
          <table:table-cell office:value-type="float" office:value="552.042861" calcext:value-type="float">
            <text:p>552.042861</text:p>
          </table:table-cell>
          <table:table-cell office:value-type="float" office:value="24" calcext:value-type="float">
            <text:p>24</text:p>
          </table:table-cell>
          <table:table-cell office:value-type="float" office:value="0.145055" calcext:value-type="float">
            <text:p>0.145055</text:p>
          </table:table-cell>
          <table:table-cell office:value-type="float" office:value="0.187253" calcext:value-type="float">
            <text:p>0.187253</text:p>
          </table:table-cell>
          <table:table-cell office:value-type="float" office:value="0.60756" calcext:value-type="float">
            <text:p>0.60756</text:p>
          </table:table-cell>
          <table:table-cell office:value-type="float" office:value="7.472988" calcext:value-type="float">
            <text:p>7.472988</text:p>
          </table:table-cell>
        </table:table-row>
        <table:table-row table:style-name="ro1">
          <table:table-cell office:value-type="float" office:value="552.546733" calcext:value-type="float">
            <text:p>552.546733</text:p>
          </table:table-cell>
          <table:table-cell office:value-type="float" office:value="23" calcext:value-type="float">
            <text:p>23</text:p>
          </table:table-cell>
          <table:table-cell office:value-type="float" office:value="552.546898" calcext:value-type="float">
            <text:p>552.546898</text:p>
          </table:table-cell>
          <table:table-cell office:value-type="float" office:value="26" calcext:value-type="float">
            <text:p>26</text:p>
          </table:table-cell>
          <table:table-cell office:value-type="float" office:value="0.52044" calcext:value-type="float">
            <text:p>0.52044</text:p>
          </table:table-cell>
          <table:table-cell office:value-type="float" office:value="0.592527" calcext:value-type="float">
            <text:p>0.592527</text:p>
          </table:table-cell>
          <table:table-cell office:value-type="float" office:value="0.828493" calcext:value-type="float">
            <text:p>0.828493</text:p>
          </table:table-cell>
          <table:table-cell office:value-type="float" office:value="10.1904639" calcext:value-type="float">
            <text:p>10.1904639</text:p>
          </table:table-cell>
        </table:table-row>
        <table:table-row table:style-name="ro1">
          <table:table-cell office:value-type="float" office:value="553.050817" calcext:value-type="float">
            <text:p>553.050817</text:p>
          </table:table-cell>
          <table:table-cell office:value-type="float" office:value="33" calcext:value-type="float">
            <text:p>33</text:p>
          </table:table-cell>
          <table:table-cell office:value-type="float" office:value="553.050975" calcext:value-type="float">
            <text:p>553.050975</text:p>
          </table:table-cell>
          <table:table-cell office:value-type="float" office:value="42" calcext:value-type="float">
            <text:p>42</text:p>
          </table:table-cell>
          <table:table-cell office:value-type="float" office:value="1.225495" calcext:value-type="float">
            <text:p>1.225495</text:p>
          </table:table-cell>
          <table:table-cell office:value-type="float" office:value="1.295824" calcext:value-type="float">
            <text:p>1.295824</text:p>
          </table:table-cell>
          <table:table-cell office:value-type="float" office:value="0.969" calcext:value-type="float">
            <text:p>0.969</text:p>
          </table:table-cell>
          <table:table-cell office:value-type="float" office:value="11.9187" calcext:value-type="float">
            <text:p>11.9187</text:p>
          </table:table-cell>
        </table:table-row>
        <table:table-row table:style-name="ro1">
          <table:table-cell office:value-type="float" office:value="553.554854" calcext:value-type="float">
            <text:p>553.554854</text:p>
          </table:table-cell>
          <table:table-cell office:value-type="float" office:value="33" calcext:value-type="float">
            <text:p>33</text:p>
          </table:table-cell>
          <table:table-cell office:value-type="float" office:value="553.554988" calcext:value-type="float">
            <text:p>553.554988</text:p>
          </table:table-cell>
          <table:table-cell office:value-type="float" office:value="42" calcext:value-type="float">
            <text:p>42</text:p>
          </table:table-cell>
          <table:table-cell office:value-type="float" office:value="1.642198" calcext:value-type="float">
            <text:p>1.642198</text:p>
          </table:table-cell>
          <table:table-cell office:value-type="float" office:value="1.916484" calcext:value-type="float">
            <text:p>1.916484</text:p>
          </table:table-cell>
          <table:table-cell office:value-type="float" office:value="0.994679" calcext:value-type="float">
            <text:p>0.994679</text:p>
          </table:table-cell>
          <table:table-cell office:value-type="float" office:value="12.2345517" calcext:value-type="float">
            <text:p>12.2345517</text:p>
          </table:table-cell>
        </table:table-row>
        <table:table-row table:style-name="ro1">
          <table:table-cell office:value-type="float" office:value="554.058779" calcext:value-type="float">
            <text:p>554.058779</text:p>
          </table:table-cell>
          <table:table-cell office:value-type="float" office:value="33" calcext:value-type="float">
            <text:p>33</text:p>
          </table:table-cell>
          <table:table-cell office:value-type="float" office:value="554.058938" calcext:value-type="float">
            <text:p>554.058938</text:p>
          </table:table-cell>
          <table:table-cell office:value-type="float" office:value="43" calcext:value-type="float">
            <text:p>43</text:p>
          </table:table-cell>
          <table:table-cell office:value-type="float" office:value="1.550769" calcext:value-type="float">
            <text:p>1.550769</text:p>
          </table:table-cell>
          <table:table-cell office:value-type="float" office:value="1.301099" calcext:value-type="float">
            <text:p>1.301099</text:p>
          </table:table-cell>
          <table:table-cell office:value-type="float" office:value="0.899244" calcext:value-type="float">
            <text:p>0.899244</text:p>
          </table:table-cell>
          <table:table-cell office:value-type="float" office:value="11.0607012" calcext:value-type="float">
            <text:p>11.0607012</text:p>
          </table:table-cell>
        </table:table-row>
        <table:table-row table:style-name="ro1">
          <table:table-cell office:value-type="float" office:value="554.562814" calcext:value-type="float">
            <text:p>554.562814</text:p>
          </table:table-cell>
          <table:table-cell office:value-type="float" office:value="32" calcext:value-type="float">
            <text:p>32</text:p>
          </table:table-cell>
          <table:table-cell office:value-type="float" office:value="554.562948" calcext:value-type="float">
            <text:p>554.562948</text:p>
          </table:table-cell>
          <table:table-cell office:value-type="float" office:value="45" calcext:value-type="float">
            <text:p>45</text:p>
          </table:table-cell>
          <table:table-cell office:value-type="float" office:value="1.192088" calcext:value-type="float">
            <text:p>1.192088</text:p>
          </table:table-cell>
          <table:table-cell office:value-type="float" office:value="0.88967" calcext:value-type="float">
            <text:p>0.88967</text:p>
          </table:table-cell>
          <table:table-cell office:value-type="float" office:value="0.706059" calcext:value-type="float">
            <text:p>0.706059</text:p>
          </table:table-cell>
          <table:table-cell office:value-type="float" office:value="8.6845257" calcext:value-type="float">
            <text:p>8.6845257</text:p>
          </table:table-cell>
        </table:table-row>
        <table:table-row table:style-name="ro1">
          <table:table-cell office:value-type="float" office:value="555.066782" calcext:value-type="float">
            <text:p>555.066782</text:p>
          </table:table-cell>
          <table:table-cell office:value-type="float" office:value="32" calcext:value-type="float">
            <text:p>32</text:p>
          </table:table-cell>
          <table:table-cell office:value-type="float" office:value="555.066943" calcext:value-type="float">
            <text:p>555.066943</text:p>
          </table:table-cell>
          <table:table-cell office:value-type="float" office:value="45" calcext:value-type="float">
            <text:p>45</text:p>
          </table:table-cell>
          <table:table-cell office:value-type="float" office:value="0.620659" calcext:value-type="float">
            <text:p>0.620659</text:p>
          </table:table-cell>
          <table:table-cell office:value-type="float" office:value="0.53978" calcext:value-type="float">
            <text:p>0.53978</text:p>
          </table:table-cell>
          <table:table-cell office:value-type="float" office:value="0.462424" calcext:value-type="float">
            <text:p>0.462424</text:p>
          </table:table-cell>
          <table:table-cell office:value-type="float" office:value="5.6878152" calcext:value-type="float">
            <text:p>5.6878152</text:p>
          </table:table-cell>
        </table:table-row>
        <table:table-row table:style-name="ro1">
          <table:table-cell office:value-type="float" office:value="555.570867" calcext:value-type="float">
            <text:p>555.570867</text:p>
          </table:table-cell>
          <table:table-cell office:value-type="float" office:value="28" calcext:value-type="float">
            <text:p>28</text:p>
          </table:table-cell>
          <table:table-cell office:value-type="float" office:value="555.571056" calcext:value-type="float">
            <text:p>555.571056</text:p>
          </table:table-cell>
          <table:table-cell office:value-type="float" office:value="44" calcext:value-type="float">
            <text:p>44</text:p>
          </table:table-cell>
          <table:table-cell office:value-type="float" office:value="0.111648" calcext:value-type="float">
            <text:p>0.111648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0.227989" calcext:value-type="float">
            <text:p>0.227989</text:p>
          </table:table-cell>
          <table:table-cell office:value-type="float" office:value="2.8042647" calcext:value-type="float">
            <text:p>2.8042647</text:p>
          </table:table-cell>
        </table:table-row>
        <table:table-row table:style-name="ro1">
          <table:table-cell office:value-type="float" office:value="556.075302" calcext:value-type="float">
            <text:p>556.075302</text:p>
          </table:table-cell>
          <table:table-cell office:value-type="float" office:value="24" calcext:value-type="float">
            <text:p>24</text:p>
          </table:table-cell>
          <table:table-cell office:value-type="float" office:value="556.075463" calcext:value-type="float">
            <text:p>556.075463</text:p>
          </table:table-cell>
          <table:table-cell office:value-type="float" office:value="44" calcext:value-type="float">
            <text:p>44</text:p>
          </table:table-cell>
          <table:table-cell office:value-type="float" office:value="0.031648" calcext:value-type="float">
            <text:p>0.031648</text:p>
          </table:table-cell>
          <table:table-cell office:value-type="float" office:value="0.05978" calcext:value-type="float">
            <text:p>0.05978</text:p>
          </table:table-cell>
          <table:table-cell office:value-type="float" office:value="0.060152" calcext:value-type="float">
            <text:p>0.060152</text:p>
          </table:table-cell>
          <table:table-cell office:value-type="float" office:value="0.7398696" calcext:value-type="float">
            <text:p>0.7398696</text:p>
          </table:table-cell>
        </table:table-row>
        <table:table-row table:style-name="ro1">
          <table:table-cell office:value-type="float" office:value="556.581722" calcext:value-type="float">
            <text:p>556.581722</text:p>
          </table:table-cell>
          <table:table-cell office:value-type="float" office:value="24" calcext:value-type="float">
            <text:p>24</text:p>
          </table:table-cell>
          <table:table-cell office:value-type="float" office:value="556.581889" calcext:value-type="float">
            <text:p>556.581889</text:p>
          </table:table-cell>
          <table:table-cell office:value-type="float" office:value="44" calcext:value-type="float">
            <text:p>44</text:p>
          </table:table-cell>
          <table:table-cell office:value-type="float" office:value="0.019341" calcext:value-type="float">
            <text:p>0.019341</text:p>
          </table:table-cell>
          <table:table-cell office:value-type="float" office:value="0.043077" calcext:value-type="float">
            <text:p>0.04307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615" calcext:value-type="float">
            <text:p>0.0000615</text:p>
          </table:table-cell>
        </table:table-row>
        <table:table-row table:style-name="ro1">
          <table:table-cell office:value-type="float" office:value="557.086206" calcext:value-type="float">
            <text:p>557.086206</text:p>
          </table:table-cell>
          <table:table-cell office:value-type="float" office:value="24" calcext:value-type="float">
            <text:p>24</text:p>
          </table:table-cell>
          <table:table-cell office:value-type="float" office:value="557.086364" calcext:value-type="float">
            <text:p>557.086364</text:p>
          </table:table-cell>
          <table:table-cell office:value-type="float" office:value="44" calcext:value-type="float">
            <text:p>44</text:p>
          </table:table-cell>
          <table:table-cell office:value-type="float" office:value="0.015824" calcext:value-type="float">
            <text:p>0.015824</text:p>
          </table:table-cell>
          <table:table-cell office:value-type="float" office:value="0.044835" calcext:value-type="float">
            <text:p>0.044835</text:p>
          </table:table-cell>
          <table:table-cell office:value-type="float" office:value="0.062274" calcext:value-type="float">
            <text:p>0.062274</text:p>
          </table:table-cell>
          <table:table-cell office:value-type="float" office:value="0.7659702" calcext:value-type="float">
            <text:p>0.7659702</text:p>
          </table:table-cell>
        </table:table-row>
        <table:table-row table:style-name="ro1">
          <table:table-cell office:value-type="float" office:value="557.590933" calcext:value-type="float">
            <text:p>557.590933</text:p>
          </table:table-cell>
          <table:table-cell office:value-type="float" office:value="24" calcext:value-type="float">
            <text:p>24</text:p>
          </table:table-cell>
          <table:table-cell office:value-type="float" office:value="557.591095" calcext:value-type="float">
            <text:p>557.591095</text:p>
          </table:table-cell>
          <table:table-cell office:value-type="float" office:value="44" calcext:value-type="float">
            <text:p>44</text:p>
          </table:table-cell>
          <table:table-cell office:value-type="float" office:value="0.043077" calcext:value-type="float">
            <text:p>0.043077</text:p>
          </table:table-cell>
          <table:table-cell office:value-type="float" office:value="0.072088" calcext:value-type="float">
            <text:p>0.072088</text:p>
          </table:table-cell>
          <table:table-cell office:value-type="float" office:value="0.231714" calcext:value-type="float">
            <text:p>0.231714</text:p>
          </table:table-cell>
          <table:table-cell office:value-type="float" office:value="2.8500822" calcext:value-type="float">
            <text:p>2.8500822</text:p>
          </table:table-cell>
        </table:table-row>
        <table:table-row table:style-name="ro1">
          <table:table-cell office:value-type="float" office:value="558.095002" calcext:value-type="float">
            <text:p>558.095002</text:p>
          </table:table-cell>
          <table:table-cell office:value-type="float" office:value="24" calcext:value-type="float">
            <text:p>24</text:p>
          </table:table-cell>
          <table:table-cell office:value-type="float" office:value="558.095161" calcext:value-type="float">
            <text:p>558.095161</text:p>
          </table:table-cell>
          <table:table-cell office:value-type="float" office:value="44" calcext:value-type="float">
            <text:p>44</text:p>
          </table:table-cell>
          <table:table-cell office:value-type="float" office:value="0.082637" calcext:value-type="float">
            <text:p>0.082637</text:p>
          </table:table-cell>
          <table:table-cell office:value-type="float" office:value="0.117802" calcext:value-type="float">
            <text:p>0.117802</text:p>
          </table:table-cell>
          <table:table-cell office:value-type="float" office:value="0.466839" calcext:value-type="float">
            <text:p>0.466839</text:p>
          </table:table-cell>
          <table:table-cell office:value-type="float" office:value="5.7421197" calcext:value-type="float">
            <text:p>5.7421197</text:p>
          </table:table-cell>
        </table:table-row>
        <table:table-row table:style-name="ro1">
          <table:table-cell office:value-type="float" office:value="558.599064" calcext:value-type="float">
            <text:p>558.599064</text:p>
          </table:table-cell>
          <table:table-cell office:value-type="float" office:value="24" calcext:value-type="float">
            <text:p>24</text:p>
          </table:table-cell>
          <table:table-cell office:value-type="float" office:value="558.599221" calcext:value-type="float">
            <text:p>558.599221</text:p>
          </table:table-cell>
          <table:table-cell office:value-type="float" office:value="44" calcext:value-type="float">
            <text:p>44</text:p>
          </table:table-cell>
          <table:table-cell office:value-type="float" office:value="0.294506" calcext:value-type="float">
            <text:p>0.294506</text:p>
          </table:table-cell>
          <table:table-cell office:value-type="float" office:value="0.308571" calcext:value-type="float">
            <text:p>0.308571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8.7340332" calcext:value-type="float">
            <text:p>8.7340332</text:p>
          </table:table-cell>
        </table:table-row>
        <table:table-row table:style-name="ro1">
          <table:table-cell office:value-type="float" office:value="559.103214" calcext:value-type="float">
            <text:p>559.103214</text:p>
          </table:table-cell>
          <table:table-cell office:value-type="float" office:value="30" calcext:value-type="float">
            <text:p>30</text:p>
          </table:table-cell>
          <table:table-cell office:value-type="float" office:value="559.103375" calcext:value-type="float">
            <text:p>559.103375</text:p>
          </table:table-cell>
          <table:table-cell office:value-type="float" office:value="46" calcext:value-type="float">
            <text:p>46</text:p>
          </table:table-cell>
          <table:table-cell office:value-type="float" office:value="0.743736" calcext:value-type="float">
            <text:p>0.743736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01892" calcext:value-type="float">
            <text:p>0.901892</text:p>
          </table:table-cell>
          <table:table-cell office:value-type="float" office:value="11.0932716" calcext:value-type="float">
            <text:p>11.0932716</text:p>
          </table:table-cell>
        </table:table-row>
        <table:table-row table:style-name="ro1">
          <table:table-cell office:value-type="float" office:value="559.607503" calcext:value-type="float">
            <text:p>559.607503</text:p>
          </table:table-cell>
          <table:table-cell office:value-type="float" office:value="30" calcext:value-type="float">
            <text:p>30</text:p>
          </table:table-cell>
          <table:table-cell office:value-type="float" office:value="559.607662" calcext:value-type="float">
            <text:p>559.607662</text:p>
          </table:table-cell>
          <table:table-cell office:value-type="float" office:value="65" calcext:value-type="float">
            <text:p>65</text:p>
          </table:table-cell>
          <table:table-cell office:value-type="float" office:value="1.426813" calcext:value-type="float">
            <text:p>1.426813</text:p>
          </table:table-cell>
          <table:table-cell office:value-type="float" office:value="1.288791" calcext:value-type="float">
            <text:p>1.288791</text:p>
          </table:table-cell>
          <table:table-cell office:value-type="float" office:value="0.995304" calcext:value-type="float">
            <text:p>0.995304</text:p>
          </table:table-cell>
          <table:table-cell office:value-type="float" office:value="12.2422392" calcext:value-type="float">
            <text:p>12.2422392</text:p>
          </table:table-cell>
        </table:table-row>
        <table:table-row table:style-name="ro1">
          <table:table-cell office:value-type="float" office:value="560.111545" calcext:value-type="float">
            <text:p>560.111545</text:p>
          </table:table-cell>
          <table:table-cell office:value-type="float" office:value="31" calcext:value-type="float">
            <text:p>31</text:p>
          </table:table-cell>
          <table:table-cell office:value-type="float" office:value="560.111707" calcext:value-type="float">
            <text:p>560.111707</text:p>
          </table:table-cell>
          <table:table-cell office:value-type="float" office:value="65" calcext:value-type="float">
            <text:p>65</text:p>
          </table:table-cell>
          <table:table-cell office:value-type="float" office:value="1.621978" calcext:value-type="float">
            <text:p>1.621978</text:p>
          </table:table-cell>
          <table:table-cell office:value-type="float" office:value="1.634286" calcext:value-type="float">
            <text:p>1.634286</text:p>
          </table:table-cell>
          <table:table-cell office:value-type="float" office:value="0.967448" calcext:value-type="float">
            <text:p>0.967448</text:p>
          </table:table-cell>
          <table:table-cell office:value-type="float" office:value="11.8996104" calcext:value-type="float">
            <text:p>11.8996104</text:p>
          </table:table-cell>
        </table:table-row>
        <table:table-row table:style-name="ro1">
          <table:table-cell office:value-type="float" office:value="560.615456" calcext:value-type="float">
            <text:p>560.615456</text:p>
          </table:table-cell>
          <table:table-cell office:value-type="float" office:value="31" calcext:value-type="float">
            <text:p>31</text:p>
          </table:table-cell>
          <table:table-cell office:value-type="float" office:value="560.615616" calcext:value-type="float">
            <text:p>560.615616</text:p>
          </table:table-cell>
          <table:table-cell office:value-type="float" office:value="67" calcext:value-type="float">
            <text:p>67</text:p>
          </table:table-cell>
          <table:table-cell office:value-type="float" office:value="1.462857" calcext:value-type="float">
            <text:p>1.462857</text:p>
          </table:table-cell>
          <table:table-cell office:value-type="float" office:value="1.201758" calcext:value-type="float">
            <text:p>1.201758</text:p>
          </table:table-cell>
          <table:table-cell office:value-type="float" office:value="0.825144" calcext:value-type="float">
            <text:p>0.825144</text:p>
          </table:table-cell>
          <table:table-cell office:value-type="float" office:value="10.1492712" calcext:value-type="float">
            <text:p>10.1492712</text:p>
          </table:table-cell>
        </table:table-row>
        <table:table-row table:style-name="ro1">
          <table:table-cell office:value-type="float" office:value="561.119535" calcext:value-type="float">
            <text:p>561.119535</text:p>
          </table:table-cell>
          <table:table-cell office:value-type="float" office:value="31" calcext:value-type="float">
            <text:p>31</text:p>
          </table:table-cell>
          <table:table-cell office:value-type="float" office:value="561.119697" calcext:value-type="float">
            <text:p>561.119697</text:p>
          </table:table-cell>
          <table:table-cell office:value-type="float" office:value="67" calcext:value-type="float">
            <text:p>67</text:p>
          </table:table-cell>
          <table:table-cell office:value-type="float" office:value="0.918681" calcext:value-type="float">
            <text:p>0.918681</text:p>
          </table:table-cell>
          <table:table-cell office:value-type="float" office:value="0.85011" calcext:value-type="float">
            <text:p>0.85011</text:p>
          </table:table-cell>
          <table:table-cell office:value-type="float" office:value="0.603234" calcext:value-type="float">
            <text:p>0.603234</text:p>
          </table:table-cell>
          <table:table-cell office:value-type="float" office:value="7.4197782" calcext:value-type="float">
            <text:p>7.4197782</text:p>
          </table:table-cell>
        </table:table-row>
        <table:table-row table:style-name="ro1">
          <table:table-cell office:value-type="float" office:value="561.623543" calcext:value-type="float">
            <text:p>561.623543</text:p>
          </table:table-cell>
          <table:table-cell office:value-type="float" office:value="31" calcext:value-type="float">
            <text:p>31</text:p>
          </table:table-cell>
          <table:table-cell office:value-type="float" office:value="561.623747" calcext:value-type="float">
            <text:p>561.623747</text:p>
          </table:table-cell>
          <table:table-cell office:value-type="float" office:value="67" calcext:value-type="float">
            <text:p>67</text:p>
          </table:table-cell>
          <table:table-cell office:value-type="float" office:value="0.271648" calcext:value-type="float">
            <text:p>0.271648</text:p>
          </table:table-cell>
          <table:table-cell office:value-type="float" office:value="0.281319" calcext:value-type="float">
            <text:p>0.281319</text:p>
          </table:table-cell>
          <table:table-cell office:value-type="float" office:value="0.356048" calcext:value-type="float">
            <text:p>0.356048</text:p>
          </table:table-cell>
          <table:table-cell office:value-type="float" office:value="4.3793904" calcext:value-type="float">
            <text:p>4.3793904</text:p>
          </table:table-cell>
        </table:table-row>
        <table:table-row table:style-name="ro1">
          <table:table-cell office:value-type="float" office:value="562.129078" calcext:value-type="float">
            <text:p>562.129078</text:p>
          </table:table-cell>
          <table:table-cell office:value-type="float" office:value="23" calcext:value-type="float">
            <text:p>23</text:p>
          </table:table-cell>
          <table:table-cell office:value-type="float" office:value="562.129243" calcext:value-type="float">
            <text:p>562.129243</text:p>
          </table:table-cell>
          <table:table-cell office:value-type="float" office:value="55" calcext:value-type="float">
            <text:p>55</text:p>
          </table:table-cell>
          <table:table-cell office:value-type="float" office:value="0.079121" calcext:value-type="float">
            <text:p>0.079121</text:p>
          </table:table-cell>
          <table:table-cell office:value-type="float" office:value="0.10022" calcext:value-type="float">
            <text:p>0.10022</text:p>
          </table:table-cell>
          <table:table-cell office:value-type="float" office:value="0.144107" calcext:value-type="float">
            <text:p>0.144107</text:p>
          </table:table-cell>
          <table:table-cell office:value-type="float" office:value="1.7725161" calcext:value-type="float">
            <text:p>1.7725161</text:p>
          </table:table-cell>
        </table:table-row>
        <table:table-row table:style-name="ro1">
          <table:table-cell office:value-type="float" office:value="562.633053" calcext:value-type="float">
            <text:p>562.633053</text:p>
          </table:table-cell>
          <table:table-cell office:value-type="float" office:value="23" calcext:value-type="float">
            <text:p>23</text:p>
          </table:table-cell>
          <table:table-cell office:value-type="float" office:value="562.63326" calcext:value-type="float">
            <text:p>562.63326</text:p>
          </table:table-cell>
          <table:table-cell office:value-type="float" office:value="55" calcext:value-type="float">
            <text:p>55</text:p>
          </table:table-cell>
          <table:table-cell office:value-type="float" office:value="0.024615" calcext:value-type="float">
            <text:p>0.024615</text:p>
          </table:table-cell>
          <table:table-cell office:value-type="float" office:value="0.047473" calcext:value-type="float">
            <text:p>0.047473</text:p>
          </table:table-cell>
          <table:table-cell office:value-type="float" office:value="0.019301" calcext:value-type="float">
            <text:p>0.019301</text:p>
          </table:table-cell>
          <table:table-cell office:value-type="float" office:value="0.2374023" calcext:value-type="float">
            <text:p>0.2374023</text:p>
          </table:table-cell>
        </table:table-row>
        <table:table-row table:style-name="ro1">
          <table:table-cell office:value-type="float" office:value="563.137002" calcext:value-type="float">
            <text:p>563.137002</text:p>
          </table:table-cell>
          <table:table-cell office:value-type="float" office:value="23" calcext:value-type="float">
            <text:p>23</text:p>
          </table:table-cell>
          <table:table-cell office:value-type="float" office:value="563.137164" calcext:value-type="float">
            <text:p>563.137164</text:p>
          </table:table-cell>
          <table:table-cell office:value-type="float" office:value="55" calcext:value-type="float">
            <text:p>55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0.034286" calcext:value-type="float">
            <text:p>0.034286</text:p>
          </table:table-cell>
          <table:table-cell office:value-type="float" office:value="0.012187" calcext:value-type="float">
            <text:p>0.012187</text:p>
          </table:table-cell>
          <table:table-cell office:value-type="float" office:value="0.1499001" calcext:value-type="float">
            <text:p>0.1499001</text:p>
          </table:table-cell>
        </table:table-row>
        <table:table-row table:style-name="ro1">
          <table:table-cell office:value-type="float" office:value="563.641541" calcext:value-type="float">
            <text:p>563.641541</text:p>
          </table:table-cell>
          <table:table-cell office:value-type="float" office:value="23" calcext:value-type="float">
            <text:p>23</text:p>
          </table:table-cell>
          <table:table-cell office:value-type="float" office:value="563.641701" calcext:value-type="float">
            <text:p>563.641701</text:p>
          </table:table-cell>
          <table:table-cell office:value-type="float" office:value="55" calcext:value-type="float">
            <text:p>55</text:p>
          </table:table-cell>
          <table:table-cell office:value-type="float" office:value="0.019341" calcext:value-type="float">
            <text:p>0.019341</text:p>
          </table:table-cell>
          <table:table-cell office:value-type="float" office:value="0.045714" calcext:value-type="float">
            <text:p>0.045714</text:p>
          </table:table-cell>
          <table:table-cell office:value-type="float" office:value="0.124506" calcext:value-type="float">
            <text:p>0.124506</text:p>
          </table:table-cell>
          <table:table-cell office:value-type="float" office:value="1.5314238" calcext:value-type="float">
            <text:p>1.5314238</text:p>
          </table:table-cell>
        </table:table-row>
        <table:table-row table:style-name="ro1">
          <table:table-cell office:value-type="float" office:value="564.145575" calcext:value-type="float">
            <text:p>564.145575</text:p>
          </table:table-cell>
          <table:table-cell office:value-type="float" office:value="23" calcext:value-type="float">
            <text:p>23</text:p>
          </table:table-cell>
          <table:table-cell office:value-type="float" office:value="564.145733" calcext:value-type="float">
            <text:p>564.145733</text:p>
          </table:table-cell>
          <table:table-cell office:value-type="float" office:value="55" calcext:value-type="float">
            <text:p>55</text:p>
          </table:table-cell>
          <table:table-cell office:value-type="float" office:value="0.072088" calcext:value-type="float">
            <text:p>0.072088</text:p>
          </table:table-cell>
          <table:table-cell office:value-type="float" office:value="0.092308" calcext:value-type="float">
            <text:p>0.092308</text:p>
          </table:table-cell>
          <table:table-cell office:value-type="float" office:value="0.32876" calcext:value-type="float">
            <text:p>0.32876</text:p>
          </table:table-cell>
          <table:table-cell office:value-type="float" office:value="4.043748" calcext:value-type="float">
            <text:p>4.043748</text:p>
          </table:table-cell>
        </table:table-row>
        <table:table-row table:style-name="ro1">
          <table:table-cell office:value-type="float" office:value="564.649745" calcext:value-type="float">
            <text:p>564.649745</text:p>
          </table:table-cell>
          <table:table-cell office:value-type="float" office:value="23" calcext:value-type="float">
            <text:p>23</text:p>
          </table:table-cell>
          <table:table-cell office:value-type="float" office:value="564.649944" calcext:value-type="float">
            <text:p>564.649944</text:p>
          </table:table-cell>
          <table:table-cell office:value-type="float" office:value="55" calcext:value-type="float">
            <text:p>55</text:p>
          </table:table-cell>
          <table:table-cell office:value-type="float" office:value="0.144176" calcext:value-type="float">
            <text:p>0.144176</text:p>
          </table:table-cell>
          <table:table-cell office:value-type="float" office:value="0.173187" calcext:value-type="float">
            <text:p>0.173187</text:p>
          </table:table-cell>
          <table:table-cell office:value-type="float" office:value="0.574939" calcext:value-type="float">
            <text:p>0.574939</text:p>
          </table:table-cell>
          <table:table-cell office:value-type="float" office:value="7.0717497" calcext:value-type="float">
            <text:p>7.0717497</text:p>
          </table:table-cell>
        </table:table-row>
        <table:table-row table:style-name="ro1">
          <table:table-cell office:value-type="float" office:value="565.153894" calcext:value-type="float">
            <text:p>565.153894</text:p>
          </table:table-cell>
          <table:table-cell office:value-type="float" office:value="23" calcext:value-type="float">
            <text:p>23</text:p>
          </table:table-cell>
          <table:table-cell office:value-type="float" office:value="565.154056" calcext:value-type="float">
            <text:p>565.154056</text:p>
          </table:table-cell>
          <table:table-cell office:value-type="float" office:value="55" calcext:value-type="float">
            <text:p>55</text:p>
          </table:table-cell>
          <table:table-cell office:value-type="float" office:value="0.418462" calcext:value-type="float">
            <text:p>0.418462</text:p>
          </table:table-cell>
          <table:table-cell office:value-type="float" office:value="0.484396" calcext:value-type="float">
            <text:p>0.484396</text:p>
          </table:table-cell>
          <table:table-cell office:value-type="float" office:value="0.80277" calcext:value-type="float">
            <text:p>0.80277</text:p>
          </table:table-cell>
          <table:table-cell office:value-type="float" office:value="9.874071" calcext:value-type="float">
            <text:p>9.874071</text:p>
          </table:table-cell>
        </table:table-row>
        <table:table-row table:style-name="ro1">
          <table:table-cell office:value-type="float" office:value="565.657865" calcext:value-type="float">
            <text:p>565.657865</text:p>
          </table:table-cell>
          <table:table-cell office:value-type="float" office:value="31" calcext:value-type="float">
            <text:p>31</text:p>
          </table:table-cell>
          <table:table-cell office:value-type="float" office:value="565.658025" calcext:value-type="float">
            <text:p>565.658025</text:p>
          </table:table-cell>
          <table:table-cell office:value-type="float" office:value="66" calcext:value-type="float">
            <text:p>66</text:p>
          </table:table-cell>
          <table:table-cell office:value-type="float" office:value="1.062857" calcext:value-type="float">
            <text:p>1.062857</text:p>
          </table:table-cell>
          <table:table-cell office:value-type="float" office:value="1.152527" calcext:value-type="float">
            <text:p>1.152527</text:p>
          </table:table-cell>
          <table:table-cell office:value-type="float" office:value="0.956473" calcext:value-type="float">
            <text:p>0.956473</text:p>
          </table:table-cell>
          <table:table-cell office:value-type="float" office:value="11.7646179" calcext:value-type="float">
            <text:p>11.7646179</text:p>
          </table:table-cell>
        </table:table-row>
        <table:table-row table:style-name="ro1">
          <table:table-cell office:value-type="float" office:value="566.162102" calcext:value-type="float">
            <text:p>566.162102</text:p>
          </table:table-cell>
          <table:table-cell office:value-type="float" office:value="31" calcext:value-type="float">
            <text:p>31</text:p>
          </table:table-cell>
          <table:table-cell office:value-type="float" office:value="566.162263" calcext:value-type="float">
            <text:p>566.162263</text:p>
          </table:table-cell>
          <table:table-cell office:value-type="float" office:value="66" calcext:value-type="float">
            <text:p>66</text:p>
          </table:table-cell>
          <table:table-cell office:value-type="float" office:value="1.503297" calcext:value-type="float">
            <text:p>1.503297</text:p>
          </table:table-cell>
          <table:table-cell office:value-type="float" office:value="1.427692" calcext:value-type="float">
            <text:p>1.427692</text:p>
          </table:table-cell>
          <table:table-cell office:value-type="float" office:value="0.998415" calcext:value-type="float">
            <text:p>0.998415</text:p>
          </table:table-cell>
          <table:table-cell office:value-type="float" office:value="12.2805045" calcext:value-type="float">
            <text:p>12.2805045</text:p>
          </table:table-cell>
        </table:table-row>
        <table:table-row table:style-name="ro1">
          <table:table-cell office:value-type="float" office:value="566.666127" calcext:value-type="float">
            <text:p>566.666127</text:p>
          </table:table-cell>
          <table:table-cell office:value-type="float" office:value="31" calcext:value-type="float">
            <text:p>31</text:p>
          </table:table-cell>
          <table:table-cell office:value-type="float" office:value="566.666288" calcext:value-type="float">
            <text:p>566.666288</text:p>
          </table:table-cell>
          <table:table-cell office:value-type="float" office:value="66" calcext:value-type="float">
            <text:p>66</text:p>
          </table:table-cell>
          <table:table-cell office:value-type="float" office:value="1.569231" calcext:value-type="float">
            <text:p>1.569231</text:p>
          </table:table-cell>
          <table:table-cell office:value-type="float" office:value="1.210549" calcext:value-type="float">
            <text:p>1.210549</text:p>
          </table:table-cell>
          <table:table-cell office:value-type="float" office:value="0.918328" calcext:value-type="float">
            <text:p>0.918328</text:p>
          </table:table-cell>
          <table:table-cell office:value-type="float" office:value="11.2954344" calcext:value-type="float">
            <text:p>11.2954344</text:p>
          </table:table-cell>
        </table:table-row>
        <table:table-row table:style-name="ro1">
          <table:table-cell office:value-type="float" office:value="567.170266" calcext:value-type="float">
            <text:p>567.170266</text:p>
          </table:table-cell>
          <table:table-cell office:value-type="float" office:value="31" calcext:value-type="float">
            <text:p>31</text:p>
          </table:table-cell>
          <table:table-cell office:value-type="float" office:value="567.170425" calcext:value-type="float">
            <text:p>567.170425</text:p>
          </table:table-cell>
          <table:table-cell office:value-type="float" office:value="66" calcext:value-type="float">
            <text:p>66</text:p>
          </table:table-cell>
          <table:table-cell office:value-type="float" office:value="1.197363" calcext:value-type="float">
            <text:p>1.197363</text:p>
          </table:table-cell>
          <table:table-cell office:value-type="float" office:value="0.92044" calcext:value-type="float">
            <text:p>0.92044</text:p>
          </table:table-cell>
          <table:table-cell office:value-type="float" office:value="0.73582" calcext:value-type="float">
            <text:p>0.73582</text:p>
          </table:table-cell>
          <table:table-cell office:value-type="float" office:value="9.050586" calcext:value-type="float">
            <text:p>9.050586</text:p>
          </table:table-cell>
        </table:table-row>
        <table:table-row table:style-name="ro1">
          <table:table-cell office:value-type="float" office:value="567.675901" calcext:value-type="float">
            <text:p>567.675901</text:p>
          </table:table-cell>
          <table:table-cell office:value-type="float" office:value="31" calcext:value-type="float">
            <text:p>31</text:p>
          </table:table-cell>
          <table:table-cell office:value-type="float" office:value="567.676462" calcext:value-type="float">
            <text:p>567.676462</text:p>
          </table:table-cell>
          <table:table-cell office:value-type="float" office:value="66" calcext:value-type="float">
            <text:p>66</text:p>
          </table:table-cell>
          <table:table-cell office:value-type="float" office:value="0.596044" calcext:value-type="float">
            <text:p>0.596044</text:p>
          </table:table-cell>
          <table:table-cell office:value-type="float" office:value="0.494066" calcext:value-type="float">
            <text:p>0.494066</text:p>
          </table:table-cell>
          <table:table-cell office:value-type="float" office:value="0.495574" calcext:value-type="float">
            <text:p>0.495574</text:p>
          </table:table-cell>
          <table:table-cell office:value-type="float" office:value="6.0955602" calcext:value-type="float">
            <text:p>6.0955602</text:p>
          </table:table-cell>
        </table:table-row>
        <table:table-row table:style-name="ro1">
          <table:table-cell office:value-type="float" office:value="568.180302" calcext:value-type="float">
            <text:p>568.180302</text:p>
          </table:table-cell>
          <table:table-cell office:value-type="float" office:value="29" calcext:value-type="float">
            <text:p>29</text:p>
          </table:table-cell>
          <table:table-cell office:value-type="float" office:value="568.180463" calcext:value-type="float">
            <text:p>568.180463</text:p>
          </table:table-cell>
          <table:table-cell office:value-type="float" office:value="65" calcext:value-type="float">
            <text:p>65</text:p>
          </table:table-cell>
          <table:table-cell office:value-type="float" office:value="0.133626" calcext:value-type="float">
            <text:p>0.133626</text:p>
          </table:table-cell>
          <table:table-cell office:value-type="float" office:value="0.129231" calcext:value-type="float">
            <text:p>0.129231</text:p>
          </table:table-cell>
          <table:table-cell office:value-type="float" office:value="0.256413" calcext:value-type="float">
            <text:p>0.256413</text:p>
          </table:table-cell>
          <table:table-cell office:value-type="float" office:value="3.1538799" calcext:value-type="float">
            <text:p>3.1538799</text:p>
          </table:table-cell>
        </table:table-row>
        <table:table-row table:style-name="ro1">
          <table:table-cell office:value-type="float" office:value="568.684387" calcext:value-type="float">
            <text:p>568.684387</text:p>
          </table:table-cell>
          <table:table-cell office:value-type="float" office:value="22" calcext:value-type="float">
            <text:p>22</text:p>
          </table:table-cell>
          <table:table-cell office:value-type="float" office:value="568.684577" calcext:value-type="float">
            <text:p>568.684577</text:p>
          </table:table-cell>
          <table:table-cell office:value-type="float" office:value="64" calcext:value-type="float">
            <text:p>64</text:p>
          </table:table-cell>
          <table:table-cell office:value-type="float" office:value="0.038681" calcext:value-type="float">
            <text:p>0.038681</text:p>
          </table:table-cell>
          <table:table-cell office:value-type="float" office:value="0.05978" calcext:value-type="float">
            <text:p>0.05978</text:p>
          </table:table-cell>
          <table:table-cell office:value-type="float" office:value="0.07689" calcext:value-type="float">
            <text:p>0.07689</text:p>
          </table:table-cell>
          <table:table-cell office:value-type="float" office:value="0.945747" calcext:value-type="float">
            <text:p>0.945747</text:p>
          </table:table-cell>
        </table:table-row>
        <table:table-row table:style-name="ro1">
          <table:table-cell office:value-type="float" office:value="569.188496" calcext:value-type="float">
            <text:p>569.188496</text:p>
          </table:table-cell>
          <table:table-cell office:value-type="float" office:value="22" calcext:value-type="float">
            <text:p>22</text:p>
          </table:table-cell>
          <table:table-cell office:value-type="float" office:value="569.188656" calcext:value-type="float">
            <text:p>569.188656</text:p>
          </table:table-cell>
          <table:table-cell office:value-type="float" office:value="64" calcext:value-type="float">
            <text:p>64</text:p>
          </table:table-cell>
          <table:table-cell office:value-type="float" office:value="0.018462" calcext:value-type="float">
            <text:p>0.018462</text:p>
          </table:table-cell>
          <table:table-cell office:value-type="float" office:value="0.041319" calcext:value-type="float">
            <text:p>0.041319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117957" calcext:value-type="float">
            <text:p>0.0117957</text:p>
          </table:table-cell>
        </table:table-row>
        <table:table-row table:style-name="ro1">
          <table:table-cell office:value-type="float" office:value="569.692881" calcext:value-type="float">
            <text:p>569.692881</text:p>
          </table:table-cell>
          <table:table-cell office:value-type="float" office:value="22" calcext:value-type="float">
            <text:p>22</text:p>
          </table:table-cell>
          <table:table-cell office:value-type="float" office:value="569.693045" calcext:value-type="float">
            <text:p>569.693045</text:p>
          </table:table-cell>
          <table:table-cell office:value-type="float" office:value="58" calcext:value-type="float">
            <text:p>58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0.049231" calcext:value-type="float">
            <text:p>0.049231</text:p>
          </table:table-cell>
          <table:table-cell office:value-type="float" office:value="0.047211" calcext:value-type="float">
            <text:p>0.047211</text:p>
          </table:table-cell>
          <table:table-cell office:value-type="float" office:value="0.5806953" calcext:value-type="float">
            <text:p>0.5806953</text:p>
          </table:table-cell>
        </table:table-row>
        <table:table-row table:style-name="ro1">
          <table:table-cell office:value-type="float" office:value="570.196917" calcext:value-type="float">
            <text:p>570.196917</text:p>
          </table:table-cell>
          <table:table-cell office:value-type="float" office:value="22" calcext:value-type="float">
            <text:p>22</text:p>
          </table:table-cell>
          <table:table-cell office:value-type="float" office:value="570.197077" calcext:value-type="float">
            <text:p>570.197077</text:p>
          </table:table-cell>
          <table:table-cell office:value-type="float" office:value="58" calcext:value-type="float">
            <text:p>58</text:p>
          </table:table-cell>
          <table:table-cell office:value-type="float" office:value="0.036923" calcext:value-type="float">
            <text:p>0.036923</text:p>
          </table:table-cell>
          <table:table-cell office:value-type="float" office:value="0.061538" calcext:value-type="float">
            <text:p>0.061538</text:p>
          </table:table-cell>
          <table:table-cell office:value-type="float" office:value="0.204321" calcext:value-type="float">
            <text:p>0.204321</text:p>
          </table:table-cell>
          <table:table-cell office:value-type="float" office:value="2.5131483" calcext:value-type="float">
            <text:p>2.5131483</text:p>
          </table:table-cell>
        </table:table-row>
        <table:table-row table:style-name="ro1">
          <table:table-cell office:value-type="float" office:value="570.700759" calcext:value-type="float">
            <text:p>570.700759</text:p>
          </table:table-cell>
          <table:table-cell office:value-type="float" office:value="22" calcext:value-type="float">
            <text:p>22</text:p>
          </table:table-cell>
          <table:table-cell office:value-type="float" office:value="570.700919" calcext:value-type="float">
            <text:p>570.700919</text:p>
          </table:table-cell>
          <table:table-cell office:value-type="float" office:value="58" calcext:value-type="float">
            <text:p>58</text:p>
          </table:table-cell>
          <table:table-cell office:value-type="float" office:value="0.07033" calcext:value-type="float">
            <text:p>0.07033</text:p>
          </table:table-cell>
          <table:table-cell office:value-type="float" office:value="0.097582" calcext:value-type="float">
            <text:p>0.097582</text:p>
          </table:table-cell>
          <table:table-cell office:value-type="float" office:value="0.433824" calcext:value-type="float">
            <text:p>0.433824</text:p>
          </table:table-cell>
          <table:table-cell office:value-type="float" office:value="5.3360352" calcext:value-type="float">
            <text:p>5.3360352</text:p>
          </table:table-cell>
        </table:table-row>
        <table:table-row table:style-name="ro1">
          <table:table-cell office:value-type="float" office:value="571.204954" calcext:value-type="float">
            <text:p>571.204954</text:p>
          </table:table-cell>
          <table:table-cell office:value-type="float" office:value="22" calcext:value-type="float">
            <text:p>22</text:p>
          </table:table-cell>
          <table:table-cell office:value-type="float" office:value="571.205117" calcext:value-type="float">
            <text:p>571.205117</text:p>
          </table:table-cell>
          <table:table-cell office:value-type="float" office:value="58" calcext:value-type="float">
            <text:p>58</text:p>
          </table:table-cell>
          <table:table-cell office:value-type="float" office:value="0.261099" calcext:value-type="float">
            <text:p>0.261099</text:p>
          </table:table-cell>
          <table:table-cell office:value-type="float" office:value="0.243516" calcext:value-type="float">
            <text:p>0.243516</text:p>
          </table:table-cell>
          <table:table-cell office:value-type="float" office:value="0.679529" calcext:value-type="float">
            <text:p>0.679529</text:p>
          </table:table-cell>
          <table:table-cell office:value-type="float" office:value="8.3582067" calcext:value-type="float">
            <text:p>8.3582067</text:p>
          </table:table-cell>
        </table:table-row>
        <table:table-row table:style-name="ro1">
          <table:table-cell office:value-type="float" office:value="571.709119" calcext:value-type="float">
            <text:p>571.709119</text:p>
          </table:table-cell>
          <table:table-cell office:value-type="float" office:value="25" calcext:value-type="float">
            <text:p>25</text:p>
          </table:table-cell>
          <table:table-cell office:value-type="float" office:value="571.709284" calcext:value-type="float">
            <text:p>571.709284</text:p>
          </table:table-cell>
          <table:table-cell office:value-type="float" office:value="60" calcext:value-type="float">
            <text:p>60</text:p>
          </table:table-cell>
          <table:table-cell office:value-type="float" office:value="0.734066" calcext:value-type="float">
            <text:p>0.734066</text:p>
          </table:table-cell>
          <table:table-cell office:value-type="float" office:value="0.743736" calcext:value-type="float">
            <text:p>0.743736</text:p>
          </table:table-cell>
          <table:table-cell office:value-type="float" office:value="0.881279" calcext:value-type="float">
            <text:p>0.881279</text:p>
          </table:table-cell>
          <table:table-cell office:value-type="float" office:value="10.8397317" calcext:value-type="float">
            <text:p>10.8397317</text:p>
          </table:table-cell>
        </table:table-row>
        <table:table-row table:style-name="ro1">
          <table:table-cell office:value-type="float" office:value="572.213102" calcext:value-type="float">
            <text:p>572.213102</text:p>
          </table:table-cell>
          <table:table-cell office:value-type="float" office:value="32" calcext:value-type="float">
            <text:p>32</text:p>
          </table:table-cell>
          <table:table-cell office:value-type="float" office:value="572.213264" calcext:value-type="float">
            <text:p>572.213264</text:p>
          </table:table-cell>
          <table:table-cell office:value-type="float" office:value="66" calcext:value-type="float">
            <text:p>66</text:p>
          </table:table-cell>
          <table:table-cell office:value-type="float" office:value="1.309011" calcext:value-type="float">
            <text:p>1.309011</text:p>
          </table:table-cell>
          <table:table-cell office:value-type="float" office:value="1.244835" calcext:value-type="float">
            <text:p>1.244835</text:p>
          </table:table-cell>
          <table:table-cell office:value-type="float" office:value="0.989679" calcext:value-type="float">
            <text:p>0.989679</text:p>
          </table:table-cell>
          <table:table-cell office:value-type="float" office:value="12.1730517" calcext:value-type="float">
            <text:p>12.1730517</text:p>
          </table:table-cell>
        </table:table-row>
        <table:table-row table:style-name="ro1">
          <table:table-cell office:value-type="float" office:value="572.717044" calcext:value-type="float">
            <text:p>572.717044</text:p>
          </table:table-cell>
          <table:table-cell office:value-type="float" office:value="32" calcext:value-type="float">
            <text:p>32</text:p>
          </table:table-cell>
          <table:table-cell office:value-type="float" office:value="572.717203" calcext:value-type="float">
            <text:p>572.717203</text:p>
          </table:table-cell>
          <table:table-cell office:value-type="float" office:value="66" calcext:value-type="float">
            <text:p>66</text:p>
          </table:table-cell>
          <table:table-cell office:value-type="float" office:value="1.581538" calcext:value-type="float">
            <text:p>1.581538</text:p>
          </table:table-cell>
          <table:table-cell office:value-type="float" office:value="1.585934" calcext:value-type="float">
            <text:p>1.585934</text:p>
          </table:table-cell>
          <table:table-cell office:value-type="float" office:value="0.978188" calcext:value-type="float">
            <text:p>0.978188</text:p>
          </table:table-cell>
          <table:table-cell office:value-type="float" office:value="12.0317124" calcext:value-type="float">
            <text:p>12.0317124</text:p>
          </table:table-cell>
        </table:table-row>
        <table:table-row table:style-name="ro1">
          <table:table-cell office:value-type="float" office:value="573.222814" calcext:value-type="float">
            <text:p>573.222814</text:p>
          </table:table-cell>
          <table:table-cell office:value-type="float" office:value="32" calcext:value-type="float">
            <text:p>32</text:p>
          </table:table-cell>
          <table:table-cell office:value-type="float" office:value="573.22298" calcext:value-type="float">
            <text:p>573.22298</text:p>
          </table:table-cell>
          <table:table-cell office:value-type="float" office:value="66" calcext:value-type="float">
            <text:p>66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1.144615" calcext:value-type="float">
            <text:p>1.144615</text:p>
          </table:table-cell>
          <table:table-cell office:value-type="float" office:value="0.84962" calcext:value-type="float">
            <text:p>0.84962</text:p>
          </table:table-cell>
          <table:table-cell office:value-type="float" office:value="10.450326" calcext:value-type="float">
            <text:p>10.450326</text:p>
          </table:table-cell>
        </table:table-row>
        <table:table-row table:style-name="ro1">
          <table:table-cell office:value-type="float" office:value="573.726967" calcext:value-type="float">
            <text:p>573.726967</text:p>
          </table:table-cell>
          <table:table-cell office:value-type="float" office:value="32" calcext:value-type="float">
            <text:p>32</text:p>
          </table:table-cell>
          <table:table-cell office:value-type="float" office:value="573.727153" calcext:value-type="float">
            <text:p>573.727153</text:p>
          </table:table-cell>
          <table:table-cell office:value-type="float" office:value="66" calcext:value-type="float">
            <text:p>66</text:p>
          </table:table-cell>
          <table:table-cell office:value-type="float" office:value="0.98022" calcext:value-type="float">
            <text:p>0.98022</text:p>
          </table:table-cell>
          <table:table-cell office:value-type="float" office:value="0.837802" calcext:value-type="float">
            <text:p>0.837802</text:p>
          </table:table-cell>
          <table:table-cell office:value-type="float" office:value="0.635453" calcext:value-type="float">
            <text:p>0.635453</text:p>
          </table:table-cell>
          <table:table-cell office:value-type="float" office:value="7.8160719" calcext:value-type="float">
            <text:p>7.8160719</text:p>
          </table:table-cell>
        </table:table-row>
        <table:table-row table:style-name="ro1">
          <table:table-cell office:value-type="float" office:value="574.231261" calcext:value-type="float">
            <text:p>574.231261</text:p>
          </table:table-cell>
          <table:table-cell office:value-type="float" office:value="32" calcext:value-type="float">
            <text:p>32</text:p>
          </table:table-cell>
          <table:table-cell office:value-type="float" office:value="574.231423" calcext:value-type="float">
            <text:p>574.231423</text:p>
          </table:table-cell>
          <table:table-cell office:value-type="float" office:value="66" calcext:value-type="float">
            <text:p>66</text:p>
          </table:table-cell>
          <table:table-cell office:value-type="float" office:value="0.357802" calcext:value-type="float">
            <text:p>0.357802</text:p>
          </table:table-cell>
          <table:table-cell office:value-type="float" office:value="0.335824" calcext:value-type="float">
            <text:p>0.335824</text:p>
          </table:table-cell>
          <table:table-cell office:value-type="float" office:value="0.388122" calcext:value-type="float">
            <text:p>0.388122</text:p>
          </table:table-cell>
          <table:table-cell office:value-type="float" office:value="4.7739006" calcext:value-type="float">
            <text:p>4.7739006</text:p>
          </table:table-cell>
        </table:table-row>
        <table:table-row table:style-name="ro1">
          <table:table-cell office:value-type="float" office:value="574.735304" calcext:value-type="float">
            <text:p>574.735304</text:p>
          </table:table-cell>
          <table:table-cell office:value-type="float" office:value="22" calcext:value-type="float">
            <text:p>22</text:p>
          </table:table-cell>
          <table:table-cell office:value-type="float" office:value="574.735461" calcext:value-type="float">
            <text:p>574.735461</text:p>
          </table:table-cell>
          <table:table-cell office:value-type="float" office:value="64" calcext:value-type="float">
            <text:p>64</text:p>
          </table:table-cell>
          <table:table-cell office:value-type="float" office:value="0.080879" calcext:value-type="float">
            <text:p>0.080879</text:p>
          </table:table-cell>
          <table:table-cell office:value-type="float" office:value="0.083516" calcext:value-type="float">
            <text:p>0.083516</text:p>
          </table:table-cell>
          <table:table-cell office:value-type="float" office:value="0.168183" calcext:value-type="float">
            <text:p>0.168183</text:p>
          </table:table-cell>
          <table:table-cell office:value-type="float" office:value="2.0686509" calcext:value-type="float">
            <text:p>2.0686509</text:p>
          </table:table-cell>
        </table:table-row>
        <table:table-row table:style-name="ro1">
          <table:table-cell office:value-type="float" office:value="575.239387" calcext:value-type="float">
            <text:p>575.239387</text:p>
          </table:table-cell>
          <table:table-cell office:value-type="float" office:value="22" calcext:value-type="float">
            <text:p>22</text:p>
          </table:table-cell>
          <table:table-cell office:value-type="float" office:value="575.239573" calcext:value-type="float">
            <text:p>575.239573</text:p>
          </table:table-cell>
          <table:table-cell office:value-type="float" office:value="64" calcext:value-type="float">
            <text:p>64</text:p>
          </table:table-cell>
          <table:table-cell office:value-type="float" office:value="0.035165" calcext:value-type="float">
            <text:p>0.035165</text:p>
          </table:table-cell>
          <table:table-cell office:value-type="float" office:value="0.05978" calcext:value-type="float">
            <text:p>0.05978</text:p>
          </table:table-cell>
          <table:table-cell office:value-type="float" office:value="0.029484" calcext:value-type="float">
            <text:p>0.029484</text:p>
          </table:table-cell>
          <table:table-cell office:value-type="float" office:value="0.3626532" calcext:value-type="float">
            <text:p>0.3626532</text:p>
          </table:table-cell>
        </table:table-row>
        <table:table-row table:style-name="ro1">
          <table:table-cell office:value-type="float" office:value="575.743428" calcext:value-type="float">
            <text:p>575.743428</text:p>
          </table:table-cell>
          <table:table-cell office:value-type="float" office:value="22" calcext:value-type="float">
            <text:p>22</text:p>
          </table:table-cell>
          <table:table-cell office:value-type="float" office:value="575.743588" calcext:value-type="float">
            <text:p>575.743588</text:p>
          </table:table-cell>
          <table:table-cell office:value-type="float" office:value="59" calcext:value-type="float">
            <text:p>59</text:p>
          </table:table-cell>
          <table:table-cell office:value-type="float" office:value="0.017582" calcext:value-type="float">
            <text:p>0.017582</text:p>
          </table:table-cell>
          <table:table-cell office:value-type="float" office:value="0.043077" calcext:value-type="float">
            <text:p>0.043077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0.0736032" calcext:value-type="float">
            <text:p>0.0736032</text:p>
          </table:table-cell>
        </table:table-row>
        <table:table-row table:style-name="ro1">
          <table:table-cell office:value-type="float" office:value="576.247554" calcext:value-type="float">
            <text:p>576.247554</text:p>
          </table:table-cell>
          <table:table-cell office:value-type="float" office:value="22" calcext:value-type="float">
            <text:p>22</text:p>
          </table:table-cell>
          <table:table-cell office:value-type="float" office:value="576.247688" calcext:value-type="float">
            <text:p>576.247688</text:p>
          </table:table-cell>
          <table:table-cell office:value-type="float" office:value="59" calcext:value-type="float">
            <text:p>59</text:p>
          </table:table-cell>
          <table:table-cell office:value-type="float" office:value="0.018462" calcext:value-type="float">
            <text:p>0.018462</text:p>
          </table:table-cell>
          <table:table-cell office:value-type="float" office:value="0.046593" calcext:value-type="float">
            <text:p>0.046593</text:p>
          </table:table-cell>
          <table:table-cell office:value-type="float" office:value="0.103436" calcext:value-type="float">
            <text:p>0.103436</text:p>
          </table:table-cell>
          <table:table-cell office:value-type="float" office:value="1.2722628" calcext:value-type="float">
            <text:p>1.2722628</text:p>
          </table:table-cell>
        </table:table-row>
        <table:table-row table:style-name="ro1">
          <table:table-cell office:value-type="float" office:value="576.751748" calcext:value-type="float">
            <text:p>576.751748</text:p>
          </table:table-cell>
          <table:table-cell office:value-type="float" office:value="22" calcext:value-type="float">
            <text:p>22</text:p>
          </table:table-cell>
          <table:table-cell office:value-type="float" office:value="576.751936" calcext:value-type="float">
            <text:p>576.751936</text:p>
          </table:table-cell>
          <table:table-cell office:value-type="float" office:value="59" calcext:value-type="float">
            <text:p>59</text:p>
          </table:table-cell>
          <table:table-cell office:value-type="float" office:value="0.047473" calcext:value-type="float">
            <text:p>0.047473</text:p>
          </table:table-cell>
          <table:table-cell office:value-type="float" office:value="0.071209" calcext:value-type="float">
            <text:p>0.071209</text:p>
          </table:table-cell>
          <table:table-cell office:value-type="float" office:value="0.297981" calcext:value-type="float">
            <text:p>0.297981</text:p>
          </table:table-cell>
          <table:table-cell office:value-type="float" office:value="3.6651663" calcext:value-type="float">
            <text:p>3.6651663</text:p>
          </table:table-cell>
        </table:table-row>
        <table:table-row table:style-name="ro1">
          <table:table-cell office:value-type="float" office:value="577.254019" calcext:value-type="float">
            <text:p>577.254019</text:p>
          </table:table-cell>
          <table:table-cell office:value-type="float" office:value="22" calcext:value-type="float">
            <text:p>22</text:p>
          </table:table-cell>
          <table:table-cell office:value-type="float" office:value="577.254182" calcext:value-type="float">
            <text:p>577.254182</text:p>
          </table:table-cell>
          <table:table-cell office:value-type="float" office:value="59" calcext:value-type="float">
            <text:p>59</text:p>
          </table:table-cell>
          <table:table-cell office:value-type="float" office:value="0.140659" calcext:value-type="float">
            <text:p>0.140659</text:p>
          </table:table-cell>
          <table:table-cell office:value-type="float" office:value="0.146813" calcext:value-type="float">
            <text:p>0.146813</text:p>
          </table:table-cell>
          <table:table-cell office:value-type="float" office:value="0.541987" calcext:value-type="float">
            <text:p>0.541987</text:p>
          </table:table-cell>
          <table:table-cell office:value-type="float" office:value="6.6664401" calcext:value-type="float">
            <text:p>6.6664401</text:p>
          </table:table-cell>
        </table:table-row>
        <table:table-row table:style-name="ro1">
          <table:table-cell office:value-type="float" office:value="577.758187" calcext:value-type="float">
            <text:p>577.758187</text:p>
          </table:table-cell>
          <table:table-cell office:value-type="float" office:value="22" calcext:value-type="float">
            <text:p>22</text:p>
          </table:table-cell>
          <table:table-cell office:value-type="float" office:value="577.758346" calcext:value-type="float">
            <text:p>577.758346</text:p>
          </table:table-cell>
          <table:table-cell office:value-type="float" office:value="59" calcext:value-type="float">
            <text:p>59</text:p>
          </table:table-cell>
          <table:table-cell office:value-type="float" office:value="0.330549" calcext:value-type="float">
            <text:p>0.330549</text:p>
          </table:table-cell>
          <table:table-cell office:value-type="float" office:value="0.396484" calcext:value-type="float">
            <text:p>0.396484</text:p>
          </table:table-cell>
          <table:table-cell office:value-type="float" office:value="0.775713" calcext:value-type="float">
            <text:p>0.775713</text:p>
          </table:table-cell>
          <table:table-cell office:value-type="float" office:value="9.5412699" calcext:value-type="float">
            <text:p>9.5412699</text:p>
          </table:table-cell>
        </table:table-row>
        <table:table-row table:style-name="ro1">
          <table:table-cell office:value-type="float" office:value="578.262286" calcext:value-type="float">
            <text:p>578.262286</text:p>
          </table:table-cell>
          <table:table-cell office:value-type="float" office:value="26" calcext:value-type="float">
            <text:p>26</text:p>
          </table:table-cell>
          <table:table-cell office:value-type="float" office:value="578.262476" calcext:value-type="float">
            <text:p>578.262476</text:p>
          </table:table-cell>
          <table:table-cell office:value-type="float" office:value="65" calcext:value-type="float">
            <text:p>65</text:p>
          </table:table-cell>
          <table:table-cell office:value-type="float" office:value="1.009231" calcext:value-type="float">
            <text:p>1.009231</text:p>
          </table:table-cell>
          <table:table-cell office:value-type="float" office:value="0.960879" calcext:value-type="float">
            <text:p>0.960879</text:p>
          </table:table-cell>
          <table:table-cell office:value-type="float" office:value="0.941935" calcext:value-type="float">
            <text:p>0.941935</text:p>
          </table:table-cell>
          <table:table-cell office:value-type="float" office:value="11.5858005" calcext:value-type="float">
            <text:p>11.5858005</text:p>
          </table:table-cell>
        </table:table-row>
        <table:table-row table:style-name="ro1">
          <table:table-cell office:value-type="float" office:value="578.768426" calcext:value-type="float">
            <text:p>578.768426</text:p>
          </table:table-cell>
          <table:table-cell office:value-type="float" office:value="26" calcext:value-type="float">
            <text:p>26</text:p>
          </table:table-cell>
          <table:table-cell office:value-type="float" office:value="578.768665" calcext:value-type="float">
            <text:p>578.768665</text:p>
          </table:table-cell>
          <table:table-cell office:value-type="float" office:value="66" calcext:value-type="float">
            <text:p>66</text:p>
          </table:table-cell>
          <table:table-cell office:value-type="float" office:value="1.405714" calcext:value-type="float">
            <text:p>1.405714</text:p>
          </table:table-cell>
          <table:table-cell office:value-type="float" office:value="1.243077" calcext:value-type="float">
            <text:p>1.243077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12.2994588" calcext:value-type="float">
            <text:p>12.2994588</text:p>
          </table:table-cell>
        </table:table-row>
        <table:table-row table:style-name="ro1">
          <table:table-cell office:value-type="float" office:value="579.272508" calcext:value-type="float">
            <text:p>579.272508</text:p>
          </table:table-cell>
          <table:table-cell office:value-type="float" office:value="38" calcext:value-type="float">
            <text:p>38</text:p>
          </table:table-cell>
          <table:table-cell office:value-type="float" office:value="579.272694" calcext:value-type="float">
            <text:p>579.272694</text:p>
          </table:table-cell>
          <table:table-cell office:value-type="float" office:value="67" calcext:value-type="float">
            <text:p>67</text:p>
          </table:table-cell>
          <table:table-cell office:value-type="float" office:value="1.541978" calcext:value-type="float">
            <text:p>1.541978</text:p>
          </table:table-cell>
          <table:table-cell office:value-type="float" office:value="1.221099" calcext:value-type="float">
            <text:p>1.221099</text:p>
          </table:table-cell>
          <table:table-cell office:value-type="float" office:value="0.93557" calcext:value-type="float">
            <text:p>0.93557</text:p>
          </table:table-cell>
          <table:table-cell office:value-type="float" office:value="11.507511" calcext:value-type="float">
            <text:p>11.507511</text:p>
          </table:table-cell>
        </table:table-row>
        <table:table-row table:style-name="ro1">
          <table:table-cell office:value-type="float" office:value="579.776806" calcext:value-type="float">
            <text:p>579.776806</text:p>
          </table:table-cell>
          <table:table-cell office:value-type="float" office:value="38" calcext:value-type="float">
            <text:p>38</text:p>
          </table:table-cell>
          <table:table-cell office:value-type="float" office:value="579.776967" calcext:value-type="float">
            <text:p>579.776967</text:p>
          </table:table-cell>
          <table:table-cell office:value-type="float" office:value="67" calcext:value-type="float">
            <text:p>67</text:p>
          </table:table-cell>
          <table:table-cell office:value-type="float" office:value="1.24044" calcext:value-type="float">
            <text:p>1.24044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764541" calcext:value-type="float">
            <text:p>0.764541</text:p>
          </table:table-cell>
          <table:table-cell office:value-type="float" office:value="9.4038543" calcext:value-type="float">
            <text:p>9.4038543</text:p>
          </table:table-cell>
        </table:table-row>
        <table:table-row table:style-name="ro1">
          <table:table-cell office:value-type="float" office:value="580.280957" calcext:value-type="float">
            <text:p>580.280957</text:p>
          </table:table-cell>
          <table:table-cell office:value-type="float" office:value="38" calcext:value-type="float">
            <text:p>38</text:p>
          </table:table-cell>
          <table:table-cell office:value-type="float" office:value="580.281121" calcext:value-type="float">
            <text:p>580.281121</text:p>
          </table:table-cell>
          <table:table-cell office:value-type="float" office:value="67" calcext:value-type="float">
            <text:p>67</text:p>
          </table:table-cell>
          <table:table-cell office:value-type="float" office:value="0.696264" calcext:value-type="float">
            <text:p>0.696264</text:p>
          </table:table-cell>
          <table:table-cell office:value-type="float" office:value="0.72" calcext:value-type="float">
            <text:p>0.72</text:p>
          </table:table-cell>
          <table:table-cell office:value-type="float" office:value="0.528744" calcext:value-type="float">
            <text:p>0.528744</text:p>
          </table:table-cell>
          <table:table-cell office:value-type="float" office:value="6.5035512" calcext:value-type="float">
            <text:p>6.5035512</text:p>
          </table:table-cell>
        </table:table-row>
        <table:table-row table:style-name="ro1">
          <table:table-cell office:value-type="float" office:value="580.784964" calcext:value-type="float">
            <text:p>580.784964</text:p>
          </table:table-cell>
          <table:table-cell office:value-type="float" office:value="30" calcext:value-type="float">
            <text:p>30</text:p>
          </table:table-cell>
          <table:table-cell office:value-type="float" office:value="580.785122" calcext:value-type="float">
            <text:p>580.785122</text:p>
          </table:table-cell>
          <table:table-cell office:value-type="float" office:value="66" calcext:value-type="float">
            <text:p>66</text:p>
          </table:table-cell>
          <table:table-cell office:value-type="float" office:value="0.159121" calcext:value-type="float">
            <text:p>0.159121</text:p>
          </table:table-cell>
          <table:table-cell office:value-type="float" office:value="0.168791" calcext:value-type="float">
            <text:p>0.168791</text:p>
          </table:table-cell>
          <table:table-cell office:value-type="float" office:value="0.285909" calcext:value-type="float">
            <text:p>0.285909</text:p>
          </table:table-cell>
          <table:table-cell office:value-type="float" office:value="3.5166807" calcext:value-type="float">
            <text:p>3.5166807</text:p>
          </table:table-cell>
        </table:table-row>
        <table:table-row table:style-name="ro1">
          <table:table-cell office:value-type="float" office:value="581.288967" calcext:value-type="float">
            <text:p>581.288967</text:p>
          </table:table-cell>
          <table:table-cell office:value-type="float" office:value="30" calcext:value-type="float">
            <text:p>30</text:p>
          </table:table-cell>
          <table:table-cell office:value-type="float" office:value="581.289157" calcext:value-type="float">
            <text:p>581.289157</text:p>
          </table:table-cell>
          <table:table-cell office:value-type="float" office:value="65" calcext:value-type="float">
            <text:p>65</text:p>
          </table:table-cell>
          <table:table-cell office:value-type="float" office:value="0.063297" calcext:value-type="float">
            <text:p>0.063297</text:p>
          </table:table-cell>
          <table:table-cell office:value-type="float" office:value="0.064176" calcext:value-type="float">
            <text:p>0.064176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1.1745393" calcext:value-type="float">
            <text:p>1.1745393</text:p>
          </table:table-cell>
        </table:table-row>
        <table:table-row table:style-name="ro1">
          <table:table-cell office:value-type="float" office:value="581.792835" calcext:value-type="float">
            <text:p>581.792835</text:p>
          </table:table-cell>
          <table:table-cell office:value-type="float" office:value="30" calcext:value-type="float">
            <text:p>30</text:p>
          </table:table-cell>
          <table:table-cell office:value-type="float" office:value="581.792997" calcext:value-type="float">
            <text:p>581.792997</text:p>
          </table:table-cell>
          <table:table-cell office:value-type="float" office:value="65" calcext:value-type="float">
            <text:p>65</text:p>
          </table:table-cell>
          <table:table-cell office:value-type="float" office:value="0.017582" calcext:value-type="float">
            <text:p>0.017582</text:p>
          </table:table-cell>
          <table:table-cell office:value-type="float" office:value="0.04044" calcext:value-type="float">
            <text:p>0.04044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.0505653" calcext:value-type="float">
            <text:p>0.0505653</text:p>
          </table:table-cell>
        </table:table-row>
        <table:table-row table:style-name="ro1">
          <table:table-cell office:value-type="float" office:value="582.296704" calcext:value-type="float">
            <text:p>582.296704</text:p>
          </table:table-cell>
          <table:table-cell office:value-type="float" office:value="30" calcext:value-type="float">
            <text:p>30</text:p>
          </table:table-cell>
          <table:table-cell office:value-type="float" office:value="582.296865" calcext:value-type="float">
            <text:p>582.296865</text:p>
          </table:table-cell>
          <table:table-cell office:value-type="float" office:value="65" calcext:value-type="float">
            <text:p>65</text:p>
          </table:table-cell>
          <table:table-cell office:value-type="float" office:value="0.029011" calcext:value-type="float">
            <text:p>0.029011</text:p>
          </table:table-cell>
          <table:table-cell office:value-type="float" office:value="0.044835" calcext:value-type="float">
            <text:p>0.044835</text:p>
          </table:table-cell>
          <table:table-cell office:value-type="float" office:value="0.034142" calcext:value-type="float">
            <text:p>0.034142</text:p>
          </table:table-cell>
          <table:table-cell office:value-type="float" office:value="0.4199466" calcext:value-type="float">
            <text:p>0.4199466</text:p>
          </table:table-cell>
        </table:table-row>
        <table:table-row table:style-name="ro1">
          <table:table-cell office:value-type="float" office:value="582.800833" calcext:value-type="float">
            <text:p>582.800833</text:p>
          </table:table-cell>
          <table:table-cell office:value-type="float" office:value="30" calcext:value-type="float">
            <text:p>30</text:p>
          </table:table-cell>
          <table:table-cell office:value-type="float" office:value="582.800967" calcext:value-type="float">
            <text:p>582.800967</text:p>
          </table:table-cell>
          <table:table-cell office:value-type="float" office:value="65" calcext:value-type="float">
            <text:p>65</text:p>
          </table:table-cell>
          <table:table-cell office:value-type="float" office:value="0.085275" calcext:value-type="float">
            <text:p>0.085275</text:p>
          </table:table-cell>
          <table:table-cell office:value-type="float" office:value="0.058901" calcext:value-type="float">
            <text:p>0.058901</text:p>
          </table:table-cell>
          <table:table-cell office:value-type="float" office:value="0.178231" calcext:value-type="float">
            <text:p>0.178231</text:p>
          </table:table-cell>
          <table:table-cell office:value-type="float" office:value="2.1922413" calcext:value-type="float">
            <text:p>2.1922413</text:p>
          </table:table-cell>
        </table:table-row>
        <table:table-row table:style-name="ro1">
          <table:table-cell office:value-type="float" office:value="583.304694" calcext:value-type="float">
            <text:p>583.304694</text:p>
          </table:table-cell>
          <table:table-cell office:value-type="float" office:value="32" calcext:value-type="float">
            <text:p>32</text:p>
          </table:table-cell>
          <table:table-cell office:value-type="float" office:value="583.304857" calcext:value-type="float">
            <text:p>583.304857</text:p>
          </table:table-cell>
          <table:table-cell office:value-type="float" office:value="66" calcext:value-type="float">
            <text:p>66</text:p>
          </table:table-cell>
          <table:table-cell office:value-type="float" office:value="0.058901" calcext:value-type="float">
            <text:p>0.058901</text:p>
          </table:table-cell>
          <table:table-cell office:value-type="float" office:value="0.134505" calcext:value-type="float">
            <text:p>0.134505</text:p>
          </table:table-cell>
          <table:table-cell office:value-type="float" office:value="0.401101" calcext:value-type="float">
            <text:p>0.401101</text:p>
          </table:table-cell>
          <table:table-cell office:value-type="float" office:value="4.9335423" calcext:value-type="float">
            <text:p>4.9335423</text:p>
          </table:table-cell>
        </table:table-row>
        <table:table-row table:style-name="ro1">
          <table:table-cell office:value-type="float" office:value="583.808915" calcext:value-type="float">
            <text:p>583.808915</text:p>
          </table:table-cell>
          <table:table-cell office:value-type="float" office:value="53" calcext:value-type="float">
            <text:p>53</text:p>
          </table:table-cell>
          <table:table-cell office:value-type="float" office:value="583.809077" calcext:value-type="float">
            <text:p>583.809077</text:p>
          </table:table-cell>
          <table:table-cell office:value-type="float" office:value="76" calcext:value-type="float">
            <text:p>76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0.20044" calcext:value-type="float">
            <text:p>0.20044</text:p>
          </table:table-cell>
          <table:table-cell office:value-type="float" office:value="0.648184" calcext:value-type="float">
            <text:p>0.648184</text:p>
          </table:table-cell>
          <table:table-cell office:value-type="float" office:value="7.9726632" calcext:value-type="float">
            <text:p>7.9726632</text:p>
          </table:table-cell>
        </table:table-row>
        <table:table-row table:style-name="ro1">
          <table:table-cell office:value-type="float" office:value="584.314586" calcext:value-type="float">
            <text:p>584.314586</text:p>
          </table:table-cell>
          <table:table-cell office:value-type="float" office:value="62" calcext:value-type="float">
            <text:p>62</text:p>
          </table:table-cell>
          <table:table-cell office:value-type="float" office:value="584.314776" calcext:value-type="float">
            <text:p>584.31477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.666374" calcext:value-type="float">
            <text:p>0.666374</text:p>
          </table:table-cell>
          <table:table-cell office:value-type="float" office:value="0.858987" calcext:value-type="float">
            <text:p>0.858987</text:p>
          </table:table-cell>
          <table:table-cell office:value-type="float" office:value="10.5655401" calcext:value-type="float">
            <text:p>10.5655401</text:p>
          </table:table-cell>
        </table:table-row>
        <table:table-row table:style-name="ro1">
          <table:table-cell office:value-type="float" office:value="584.818786" calcext:value-type="float">
            <text:p>584.818786</text:p>
          </table:table-cell>
          <table:table-cell office:value-type="float" office:value="63" calcext:value-type="float">
            <text:p>63</text:p>
          </table:table-cell>
          <table:table-cell office:value-type="float" office:value="584.818946" calcext:value-type="float">
            <text:p>584.818946</text:p>
          </table:table-cell>
          <table:table-cell office:value-type="float" office:value="99" calcext:value-type="float">
            <text:p>99</text:p>
          </table:table-cell>
          <table:table-cell office:value-type="float" office:value="1.238681" calcext:value-type="float">
            <text:p>1.238681</text:p>
          </table:table-cell>
          <table:table-cell office:value-type="float" office:value="1.233407" calcext:value-type="float">
            <text:p>1.233407</text:p>
          </table:table-cell>
          <table:table-cell office:value-type="float" office:value="0.981898" calcext:value-type="float">
            <text:p>0.981898</text:p>
          </table:table-cell>
          <table:table-cell office:value-type="float" office:value="12.0773454" calcext:value-type="float">
            <text:p>12.0773454</text:p>
          </table:table-cell>
        </table:table-row>
        <table:table-row table:style-name="ro1">
          <table:table-cell office:value-type="float" office:value="585.322901" calcext:value-type="float">
            <text:p>585.322901</text:p>
          </table:table-cell>
          <table:table-cell office:value-type="float" office:value="64" calcext:value-type="float">
            <text:p>64</text:p>
          </table:table-cell>
          <table:table-cell office:value-type="float" office:value="585.323062" calcext:value-type="float">
            <text:p>585.323062</text:p>
          </table:table-cell>
          <table:table-cell office:value-type="float" office:value="109" calcext:value-type="float">
            <text:p>109</text:p>
          </table:table-cell>
          <table:table-cell office:value-type="float" office:value="1.598242" calcext:value-type="float">
            <text:p>1.598242</text:p>
          </table:table-cell>
          <table:table-cell office:value-type="float" office:value="1.603516" calcext:value-type="float">
            <text:p>1.603516</text:p>
          </table:table-cell>
          <table:table-cell office:value-type="float" office:value="0.986823" calcext:value-type="float">
            <text:p>0.986823</text:p>
          </table:table-cell>
          <table:table-cell office:value-type="float" office:value="12.1379229" calcext:value-type="float">
            <text:p>12.1379229</text:p>
          </table:table-cell>
        </table:table-row>
        <table:table-row table:style-name="ro1">
          <table:table-cell office:value-type="float" office:value="585.827486" calcext:value-type="float">
            <text:p>585.827486</text:p>
          </table:table-cell>
          <table:table-cell office:value-type="float" office:value="64" calcext:value-type="float">
            <text:p>64</text:p>
          </table:table-cell>
          <table:table-cell office:value-type="float" office:value="585.827647" calcext:value-type="float">
            <text:p>585.827647</text:p>
          </table:table-cell>
          <table:table-cell office:value-type="float" office:value="109" calcext:value-type="float">
            <text:p>109</text:p>
          </table:table-cell>
          <table:table-cell office:value-type="float" office:value="1.458462" calcext:value-type="float">
            <text:p>1.458462</text:p>
          </table:table-cell>
          <table:table-cell office:value-type="float" office:value="1.047912" calcext:value-type="float">
            <text:p>1.047912</text:p>
          </table:table-cell>
          <table:table-cell office:value-type="float" office:value="0.872557" calcext:value-type="float">
            <text:p>0.872557</text:p>
          </table:table-cell>
          <table:table-cell office:value-type="float" office:value="10.7324511" calcext:value-type="float">
            <text:p>10.7324511</text:p>
          </table:table-cell>
        </table:table-row>
        <table:table-row table:style-name="ro1">
          <table:table-cell office:value-type="float" office:value="586.332406" calcext:value-type="float">
            <text:p>586.332406</text:p>
          </table:table-cell>
          <table:table-cell office:value-type="float" office:value="64" calcext:value-type="float">
            <text:p>64</text:p>
          </table:table-cell>
          <table:table-cell office:value-type="float" office:value="586.332602" calcext:value-type="float">
            <text:p>586.332602</text:p>
          </table:table-cell>
          <table:table-cell office:value-type="float" office:value="109" calcext:value-type="float">
            <text:p>109</text:p>
          </table:table-cell>
          <table:table-cell office:value-type="float" office:value="0.955604" calcext:value-type="float">
            <text:p>0.955604</text:p>
          </table:table-cell>
          <table:table-cell office:value-type="float" office:value="0.795604" calcext:value-type="float">
            <text:p>0.795604</text:p>
          </table:table-cell>
          <table:table-cell office:value-type="float" office:value="0.667076" calcext:value-type="float">
            <text:p>0.667076</text:p>
          </table:table-cell>
          <table:table-cell office:value-type="float" office:value="8.2050348" calcext:value-type="float">
            <text:p>8.2050348</text:p>
          </table:table-cell>
        </table:table-row>
        <table:table-row table:style-name="ro1">
          <table:table-cell office:value-type="float" office:value="586.836415" calcext:value-type="float">
            <text:p>586.836415</text:p>
          </table:table-cell>
          <table:table-cell office:value-type="float" office:value="64" calcext:value-type="float">
            <text:p>64</text:p>
          </table:table-cell>
          <table:table-cell office:value-type="float" office:value="586.836579" calcext:value-type="float">
            <text:p>586.836579</text:p>
          </table:table-cell>
          <table:table-cell office:value-type="float" office:value="109" calcext:value-type="float">
            <text:p>109</text:p>
          </table:table-cell>
          <table:table-cell office:value-type="float" office:value="0.398242" calcext:value-type="float">
            <text:p>0.398242</text:p>
          </table:table-cell>
          <table:table-cell office:value-type="float" office:value="0.4" calcext:value-type="float">
            <text:p>0.4</text:p>
          </table:table-cell>
          <table:table-cell office:value-type="float" office:value="0.420689" calcext:value-type="float">
            <text:p>0.420689</text:p>
          </table:table-cell>
          <table:table-cell office:value-type="float" office:value="5.1744747" calcext:value-type="float">
            <text:p>5.1744747</text:p>
          </table:table-cell>
        </table:table-row>
        <table:table-row table:style-name="ro1">
          <table:table-cell office:value-type="float" office:value="587.340502" calcext:value-type="float">
            <text:p>587.340502</text:p>
          </table:table-cell>
          <table:table-cell office:value-type="float" office:value="60" calcext:value-type="float">
            <text:p>60</text:p>
          </table:table-cell>
          <table:table-cell office:value-type="float" office:value="587.340667" calcext:value-type="float">
            <text:p>587.340667</text:p>
          </table:table-cell>
          <table:table-cell office:value-type="float" office:value="103" calcext:value-type="float">
            <text:p>103</text:p>
          </table:table-cell>
          <table:table-cell office:value-type="float" office:value="0.057143" calcext:value-type="float">
            <text:p>0.057143</text:p>
          </table:table-cell>
          <table:table-cell office:value-type="float" office:value="0.099341" calcext:value-type="float">
            <text:p>0.099341</text:p>
          </table:table-cell>
          <table:table-cell office:value-type="float" office:value="0.19372" calcext:value-type="float">
            <text:p>0.19372</text:p>
          </table:table-cell>
          <table:table-cell office:value-type="float" office:value="2.382756" calcext:value-type="float">
            <text:p>2.382756</text:p>
          </table:table-cell>
        </table:table-row>
        <table:table-row table:style-name="ro1">
          <table:table-cell office:value-type="float" office:value="587.844543" calcext:value-type="float">
            <text:p>587.844543</text:p>
          </table:table-cell>
          <table:table-cell office:value-type="float" office:value="54" calcext:value-type="float">
            <text:p>54</text:p>
          </table:table-cell>
          <table:table-cell office:value-type="float" office:value="587.844705" calcext:value-type="float">
            <text:p>587.844705</text:p>
          </table:table-cell>
          <table:table-cell office:value-type="float" office:value="102" calcext:value-type="float">
            <text:p>102</text:p>
          </table:table-cell>
          <table:table-cell office:value-type="float" office:value="0.037802" calcext:value-type="float">
            <text:p>0.037802</text:p>
          </table:table-cell>
          <table:table-cell office:value-type="float" office:value="0.084396" calcext:value-type="float">
            <text:p>0.084396</text:p>
          </table:table-cell>
          <table:table-cell office:value-type="float" office:value="0.041739" calcext:value-type="float">
            <text:p>0.041739</text:p>
          </table:table-cell>
          <table:table-cell office:value-type="float" office:value="0.5133897" calcext:value-type="float">
            <text:p>0.5133897</text:p>
          </table:table-cell>
        </table:table-row>
        <table:table-row table:style-name="ro1">
          <table:table-cell office:value-type="float" office:value="588.348735" calcext:value-type="float">
            <text:p>588.348735</text:p>
          </table:table-cell>
          <table:table-cell office:value-type="float" office:value="54" calcext:value-type="float">
            <text:p>54</text:p>
          </table:table-cell>
          <table:table-cell office:value-type="float" office:value="588.348896" calcext:value-type="float">
            <text:p>588.348896</text:p>
          </table:table-cell>
          <table:table-cell office:value-type="float" office:value="98" calcext:value-type="float">
            <text:p>98</text:p>
          </table:table-cell>
          <table:table-cell office:value-type="float" office:value="0.017582" calcext:value-type="float">
            <text:p>0.017582</text:p>
          </table:table-cell>
          <table:table-cell office:value-type="float" office:value="0.04044" calcext:value-type="float">
            <text:p>0.04044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240711" calcext:value-type="float">
            <text:p>0.0240711</text:p>
          </table:table-cell>
        </table:table-row>
        <table:table-row table:style-name="ro1">
          <table:table-cell office:value-type="float" office:value="588.852708" calcext:value-type="float">
            <text:p>588.852708</text:p>
          </table:table-cell>
          <table:table-cell office:value-type="float" office:value="54" calcext:value-type="float">
            <text:p>54</text:p>
          </table:table-cell>
          <table:table-cell office:value-type="float" office:value="588.852893" calcext:value-type="float">
            <text:p>588.852893</text:p>
          </table:table-cell>
          <table:table-cell office:value-type="float" office:value="98" calcext:value-type="float">
            <text:p>98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0.045714" calcext:value-type="float">
            <text:p>0.045714</text:p>
          </table:table-cell>
          <table:table-cell office:value-type="float" office:value="0.084113" calcext:value-type="float">
            <text:p>0.084113</text:p>
          </table:table-cell>
          <table:table-cell office:value-type="float" office:value="1.0345899" calcext:value-type="float">
            <text:p>1.0345899</text:p>
          </table:table-cell>
        </table:table-row>
        <table:table-row table:style-name="ro1">
          <table:table-cell office:value-type="float" office:value="589.356964" calcext:value-type="float">
            <text:p>589.356964</text:p>
          </table:table-cell>
          <table:table-cell office:value-type="float" office:value="54" calcext:value-type="float">
            <text:p>54</text:p>
          </table:table-cell>
          <table:table-cell office:value-type="float" office:value="589.357125" calcext:value-type="float">
            <text:p>589.357125</text:p>
          </table:table-cell>
          <table:table-cell office:value-type="float" office:value="97" calcext:value-type="float">
            <text:p>97</text:p>
          </table:table-cell>
          <table:table-cell office:value-type="float" office:value="0.063297" calcext:value-type="float">
            <text:p>0.063297</text:p>
          </table:table-cell>
          <table:table-cell office:value-type="float" office:value="0.07033" calcext:value-type="float">
            <text:p>0.07033</text:p>
          </table:table-cell>
          <table:table-cell office:value-type="float" office:value="0.268092" calcext:value-type="float">
            <text:p>0.268092</text:p>
          </table:table-cell>
          <table:table-cell office:value-type="float" office:value="3.2975316" calcext:value-type="float">
            <text:p>3.2975316</text:p>
          </table:table-cell>
        </table:table-row>
        <table:table-row table:style-name="ro1">
          <table:table-cell office:value-type="float" office:value="589.862618" calcext:value-type="float">
            <text:p>589.862618</text:p>
          </table:table-cell>
          <table:table-cell office:value-type="float" office:value="54" calcext:value-type="float">
            <text:p>54</text:p>
          </table:table-cell>
          <table:table-cell office:value-type="float" office:value="589.862782" calcext:value-type="float">
            <text:p>589.862782</text:p>
          </table:table-cell>
          <table:table-cell office:value-type="float" office:value="97" calcext:value-type="float">
            <text:p>97</text:p>
          </table:table-cell>
          <table:table-cell office:value-type="float" office:value="0.125714" calcext:value-type="float">
            <text:p>0.125714</text:p>
          </table:table-cell>
          <table:table-cell office:value-type="float" office:value="0.128352" calcext:value-type="float">
            <text:p>0.128352</text:p>
          </table:table-cell>
          <table:table-cell office:value-type="float" office:value="0.508851" calcext:value-type="float">
            <text:p>0.508851</text:p>
          </table:table-cell>
          <table:table-cell office:value-type="float" office:value="6.2588673" calcext:value-type="float">
            <text:p>6.2588673</text:p>
          </table:table-cell>
        </table:table-row>
        <table:table-row table:style-name="ro1">
          <table:table-cell office:value-type="float" office:value="590.367256" calcext:value-type="float">
            <text:p>590.367256</text:p>
          </table:table-cell>
          <table:table-cell office:value-type="float" office:value="60" calcext:value-type="float">
            <text:p>60</text:p>
          </table:table-cell>
          <table:table-cell office:value-type="float" office:value="590.367417" calcext:value-type="float">
            <text:p>590.367417</text:p>
          </table:table-cell>
          <table:table-cell office:value-type="float" office:value="99" calcext:value-type="float">
            <text:p>99</text:p>
          </table:table-cell>
          <table:table-cell office:value-type="float" office:value="0.300659" calcext:value-type="float">
            <text:p>0.300659</text:p>
          </table:table-cell>
          <table:table-cell office:value-type="float" office:value="0.328791" calcext:value-type="float">
            <text:p>0.328791</text:p>
          </table:table-cell>
          <table:table-cell office:value-type="float" office:value="0.747443" calcext:value-type="float">
            <text:p>0.747443</text:p>
          </table:table-cell>
          <table:table-cell office:value-type="float" office:value="9.1935489" calcext:value-type="float">
            <text:p>9.1935489</text:p>
          </table:table-cell>
        </table:table-row>
        <table:table-row table:style-name="ro1">
          <table:table-cell office:value-type="float" office:value="590.872297" calcext:value-type="float">
            <text:p>590.872297</text:p>
          </table:table-cell>
          <table:table-cell office:value-type="float" office:value="80" calcext:value-type="float">
            <text:p>80</text:p>
          </table:table-cell>
          <table:table-cell office:value-type="float" office:value="590.872457" calcext:value-type="float">
            <text:p>590.872457</text:p>
          </table:table-cell>
          <table:table-cell office:value-type="float" office:value="116" calcext:value-type="float">
            <text:p>116</text:p>
          </table:table-cell>
          <table:table-cell office:value-type="float" office:value="0.911648" calcext:value-type="float">
            <text:p>0.911648</text:p>
          </table:table-cell>
          <table:table-cell office:value-type="float" office:value="0.927473" calcext:value-type="float">
            <text:p>0.927473</text:p>
          </table:table-cell>
          <table:table-cell office:value-type="float" office:value="0.925452" calcext:value-type="float">
            <text:p>0.925452</text:p>
          </table:table-cell>
          <table:table-cell office:value-type="float" office:value="11.3830596" calcext:value-type="float">
            <text:p>11.3830596</text:p>
          </table:table-cell>
        </table:table-row>
        <table:table-row table:style-name="ro1">
          <table:table-cell office:value-type="float" office:value="591.376423" calcext:value-type="float">
            <text:p>591.376423</text:p>
          </table:table-cell>
          <table:table-cell office:value-type="float" office:value="79" calcext:value-type="float">
            <text:p>79</text:p>
          </table:table-cell>
          <table:table-cell office:value-type="float" office:value="591.376586" calcext:value-type="float">
            <text:p>591.376586</text:p>
          </table:table-cell>
          <table:table-cell office:value-type="float" office:value="120" calcext:value-type="float">
            <text:p>120</text:p>
          </table:table-cell>
          <table:table-cell office:value-type="float" office:value="1.466374" calcext:value-type="float">
            <text:p>1.466374</text:p>
          </table:table-cell>
          <table:table-cell office:value-type="float" office:value="1.227253" calcext:value-type="float">
            <text:p>1.227253</text:p>
          </table:table-cell>
          <table:table-cell office:value-type="float" office:value="0.999295" calcext:value-type="float">
            <text:p>0.999295</text:p>
          </table:table-cell>
          <table:table-cell office:value-type="float" office:value="12.2913285" calcext:value-type="float">
            <text:p>12.2913285</text:p>
          </table:table-cell>
        </table:table-row>
        <table:table-row table:style-name="ro1">
          <table:table-cell office:value-type="float" office:value="591.880639" calcext:value-type="float">
            <text:p>591.880639</text:p>
          </table:table-cell>
          <table:table-cell office:value-type="float" office:value="80" calcext:value-type="float">
            <text:p>80</text:p>
          </table:table-cell>
          <table:table-cell office:value-type="float" office:value="591.880798" calcext:value-type="float">
            <text:p>591.880798</text:p>
          </table:table-cell>
          <table:table-cell office:value-type="float" office:value="122" calcext:value-type="float">
            <text:p>122</text:p>
          </table:table-cell>
          <table:table-cell office:value-type="float" office:value="1.941978" calcext:value-type="float">
            <text:p>1.941978</text:p>
          </table:table-cell>
          <table:table-cell office:value-type="float" office:value="1.296703" calcext:value-type="float">
            <text:p>1.296703</text:p>
          </table:table-cell>
          <table:table-cell office:value-type="float" office:value="0.950894" calcext:value-type="float">
            <text:p>0.950894</text:p>
          </table:table-cell>
          <table:table-cell office:value-type="float" office:value="11.6959962" calcext:value-type="float">
            <text:p>11.6959962</text:p>
          </table:table-cell>
        </table:table-row>
        <table:table-row table:style-name="ro1">
          <table:table-cell office:value-type="float" office:value="592.384706" calcext:value-type="float">
            <text:p>592.384706</text:p>
          </table:table-cell>
          <table:table-cell office:value-type="float" office:value="95" calcext:value-type="float">
            <text:p>95</text:p>
          </table:table-cell>
          <table:table-cell office:value-type="float" office:value="592.384934" calcext:value-type="float">
            <text:p>592.384934</text:p>
          </table:table-cell>
          <table:table-cell office:value-type="float" office:value="130" calcext:value-type="float">
            <text:p>130</text:p>
          </table:table-cell>
          <table:table-cell office:value-type="float" office:value="1.232527" calcext:value-type="float">
            <text:p>1.232527</text:p>
          </table:table-cell>
          <table:table-cell office:value-type="float" office:value="1.014506" calcext:value-type="float">
            <text:p>1.014506</text:p>
          </table:table-cell>
          <table:table-cell office:value-type="float" office:value="0.792098" calcext:value-type="float">
            <text:p>0.792098</text:p>
          </table:table-cell>
          <table:table-cell office:value-type="float" office:value="9.7428054" calcext:value-type="float">
            <text:p>9.7428054</text:p>
          </table:table-cell>
        </table:table-row>
        <table:table-row table:style-name="ro1">
          <table:table-cell office:value-type="float" office:value="592.888801" calcext:value-type="float">
            <text:p>592.888801</text:p>
          </table:table-cell>
          <table:table-cell office:value-type="float" office:value="95" calcext:value-type="float">
            <text:p>95</text:p>
          </table:table-cell>
          <table:table-cell office:value-type="float" office:value="592.888961" calcext:value-type="float">
            <text:p>592.888961</text:p>
          </table:table-cell>
          <table:table-cell office:value-type="float" office:value="137" calcext:value-type="float">
            <text:p>137</text:p>
          </table:table-cell>
          <table:table-cell office:value-type="float" office:value="0.727033" calcext:value-type="float">
            <text:p>0.727033</text:p>
          </table:table-cell>
          <table:table-cell office:value-type="float" office:value="0.776264" calcext:value-type="float">
            <text:p>0.776264</text:p>
          </table:table-cell>
          <table:table-cell office:value-type="float" office:value="0.561787" calcext:value-type="float">
            <text:p>0.561787</text:p>
          </table:table-cell>
          <table:table-cell office:value-type="float" office:value="6.9099801" calcext:value-type="float">
            <text:p>6.9099801</text:p>
          </table:table-cell>
        </table:table-row>
        <table:table-row table:style-name="ro1">
          <table:table-cell office:value-type="float" office:value="593.392619" calcext:value-type="float">
            <text:p>593.392619</text:p>
          </table:table-cell>
          <table:table-cell office:value-type="float" office:value="95" calcext:value-type="float">
            <text:p>95</text:p>
          </table:table-cell>
          <table:table-cell office:value-type="float" office:value="593.392782" calcext:value-type="float">
            <text:p>593.392782</text:p>
          </table:table-cell>
          <table:table-cell office:value-type="float" office:value="137" calcext:value-type="float">
            <text:p>137</text:p>
          </table:table-cell>
          <table:table-cell office:value-type="float" office:value="0.177582" calcext:value-type="float">
            <text:p>0.177582</text:p>
          </table:table-cell>
          <table:table-cell office:value-type="float" office:value="0.222418" calcext:value-type="float">
            <text:p>0.222418</text:p>
          </table:table-cell>
          <table:table-cell office:value-type="float" office:value="0.316347" calcext:value-type="float">
            <text:p>0.316347</text:p>
          </table:table-cell>
          <table:table-cell office:value-type="float" office:value="3.8910681" calcext:value-type="float">
            <text:p>3.8910681</text:p>
          </table:table-cell>
        </table:table-row>
        <table:table-row table:style-name="ro1">
          <table:table-cell office:value-type="float" office:value="593.896627" calcext:value-type="float">
            <text:p>593.896627</text:p>
          </table:table-cell>
          <table:table-cell office:value-type="float" office:value="94" calcext:value-type="float">
            <text:p>94</text:p>
          </table:table-cell>
          <table:table-cell office:value-type="float" office:value="593.896816" calcext:value-type="float">
            <text:p>593.896816</text:p>
          </table:table-cell>
          <table:table-cell office:value-type="float" office:value="137" calcext:value-type="float">
            <text:p>137</text:p>
          </table:table-cell>
          <table:table-cell office:value-type="float" office:value="0.04044" calcext:value-type="float">
            <text:p>0.04044</text:p>
          </table:table-cell>
          <table:table-cell office:value-type="float" office:value="0.07033" calcext:value-type="float">
            <text:p>0.07033</text:p>
          </table:table-cell>
          <table:table-cell office:value-type="float" office:value="0.115873" calcext:value-type="float">
            <text:p>0.115873</text:p>
          </table:table-cell>
          <table:table-cell office:value-type="float" office:value="1.4252379" calcext:value-type="float">
            <text:p>1.4252379</text:p>
          </table:table-cell>
        </table:table-row>
        <table:table-row table:style-name="ro1">
          <table:table-cell office:value-type="float" office:value="594.400833" calcext:value-type="float">
            <text:p>594.400833</text:p>
          </table:table-cell>
          <table:table-cell office:value-type="float" office:value="94" calcext:value-type="float">
            <text:p>94</text:p>
          </table:table-cell>
          <table:table-cell office:value-type="float" office:value="594.400996" calcext:value-type="float">
            <text:p>594.400996</text:p>
          </table:table-cell>
          <table:table-cell office:value-type="float" office:value="137" calcext:value-type="float">
            <text:p>137</text:p>
          </table:table-cell>
          <table:table-cell office:value-type="float" office:value="0.018462" calcext:value-type="float">
            <text:p>0.018462</text:p>
          </table:table-cell>
          <table:table-cell office:value-type="float" office:value="0.043077" calcext:value-type="float">
            <text:p>0.043077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1161858" calcext:value-type="float">
            <text:p>0.1161858</text:p>
          </table:table-cell>
        </table:table-row>
        <table:table-row table:style-name="ro1">
          <table:table-cell office:value-type="float" office:value="594.904761" calcext:value-type="float">
            <text:p>594.904761</text:p>
          </table:table-cell>
          <table:table-cell office:value-type="float" office:value="85" calcext:value-type="float">
            <text:p>85</text:p>
          </table:table-cell>
          <table:table-cell office:value-type="float" office:value="594.904921" calcext:value-type="float">
            <text:p>594.904921</text:p>
          </table:table-cell>
          <table:table-cell office:value-type="float" office:value="129" calcext:value-type="float">
            <text:p>129</text:p>
          </table:table-cell>
          <table:table-cell office:value-type="float" office:value="0.016703" calcext:value-type="float">
            <text:p>0.016703</text:p>
          </table:table-cell>
          <table:table-cell office:value-type="float" office:value="0.048352" calcext:value-type="float">
            <text:p>0.048352</text:p>
          </table:table-cell>
          <table:table-cell office:value-type="float" office:value="0.023124" calcext:value-type="float">
            <text:p>0.023124</text:p>
          </table:table-cell>
          <table:table-cell office:value-type="float" office:value="0.2844252" calcext:value-type="float">
            <text:p>0.2844252</text:p>
          </table:table-cell>
        </table:table-row>
        <table:table-row table:style-name="ro1">
          <table:table-cell office:value-type="float" office:value="595.410746" calcext:value-type="float">
            <text:p>595.410746</text:p>
          </table:table-cell>
          <table:table-cell office:value-type="float" office:value="85" calcext:value-type="float">
            <text:p>85</text:p>
          </table:table-cell>
          <table:table-cell office:value-type="float" office:value="595.410978" calcext:value-type="float">
            <text:p>595.410978</text:p>
          </table:table-cell>
          <table:table-cell office:value-type="float" office:value="130" calcext:value-type="float">
            <text:p>130</text:p>
          </table:table-cell>
          <table:table-cell office:value-type="float" office:value="0.061538" calcext:value-type="float">
            <text:p>0.061538</text:p>
          </table:table-cell>
          <table:table-cell office:value-type="float" office:value="0.068571" calcext:value-type="float">
            <text:p>0.068571</text:p>
          </table:table-cell>
          <table:table-cell office:value-type="float" office:value="0.153558" calcext:value-type="float">
            <text:p>0.153558</text:p>
          </table:table-cell>
          <table:table-cell office:value-type="float" office:value="1.8887634" calcext:value-type="float">
            <text:p>1.8887634</text:p>
          </table:table-cell>
        </table:table-row>
        <table:table-row table:style-name="ro1">
          <table:table-cell office:value-type="float" office:value="595.91494" calcext:value-type="float">
            <text:p>595.91494</text:p>
          </table:table-cell>
          <table:table-cell office:value-type="float" office:value="84" calcext:value-type="float">
            <text:p>84</text:p>
          </table:table-cell>
          <table:table-cell office:value-type="float" office:value="595.9151" calcext:value-type="float">
            <text:p>595.9151</text:p>
          </table:table-cell>
          <table:table-cell office:value-type="float" office:value="130" calcext:value-type="float">
            <text:p>130</text:p>
          </table:table-cell>
          <table:table-cell office:value-type="float" office:value="0.083516" calcext:value-type="float">
            <text:p>0.083516</text:p>
          </table:table-cell>
          <table:table-cell office:value-type="float" office:value="0.08" calcext:value-type="float">
            <text:p>0.08</text:p>
          </table:table-cell>
          <table:table-cell office:value-type="float" office:value="0.368813" calcext:value-type="float">
            <text:p>0.368813</text:p>
          </table:table-cell>
          <table:table-cell office:value-type="float" office:value="4.5363999" calcext:value-type="float">
            <text:p>4.5363999</text:p>
          </table:table-cell>
        </table:table-row>
        <table:table-row table:style-name="ro1">
          <table:table-cell office:value-type="float" office:value="596.41908" calcext:value-type="float">
            <text:p>596.41908</text:p>
          </table:table-cell>
          <table:table-cell office:value-type="float" office:value="77" calcext:value-type="float">
            <text:p>77</text:p>
          </table:table-cell>
          <table:table-cell office:value-type="float" office:value="596.419702" calcext:value-type="float">
            <text:p>596.419702</text:p>
          </table:table-cell>
          <table:table-cell office:value-type="float" office:value="130" calcext:value-type="float">
            <text:p>130</text:p>
          </table:table-cell>
          <table:table-cell office:value-type="float" office:value="0.240879" calcext:value-type="float">
            <text:p>0.240879</text:p>
          </table:table-cell>
          <table:table-cell office:value-type="float" office:value="0.283956" calcext:value-type="float">
            <text:p>0.283956</text:p>
          </table:table-cell>
          <table:table-cell office:value-type="float" office:value="0.616187" calcext:value-type="float">
            <text:p>0.616187</text:p>
          </table:table-cell>
          <table:table-cell office:value-type="float" office:value="7.5791001" calcext:value-type="float">
            <text:p>7.5791001</text:p>
          </table:table-cell>
        </table:table-row>
        <table:table-row table:style-name="ro1">
          <table:table-cell office:value-type="float" office:value="596.923901" calcext:value-type="float">
            <text:p>596.923901</text:p>
          </table:table-cell>
          <table:table-cell office:value-type="float" office:value="78" calcext:value-type="float">
            <text:p>78</text:p>
          </table:table-cell>
          <table:table-cell office:value-type="float" office:value="596.924481" calcext:value-type="float">
            <text:p>596.924481</text:p>
          </table:table-cell>
          <table:table-cell office:value-type="float" office:value="130" calcext:value-type="float">
            <text:p>130</text:p>
          </table:table-cell>
          <table:table-cell office:value-type="float" office:value="0.764835" calcext:value-type="float">
            <text:p>0.764835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835115" calcext:value-type="float">
            <text:p>0.835115</text:p>
          </table:table-cell>
          <table:table-cell office:value-type="float" office:value="10.2719145" calcext:value-type="float">
            <text:p>10.2719145</text:p>
          </table:table-cell>
        </table:table-row>
        <table:table-row table:style-name="ro1">
          <table:table-cell office:value-type="float" office:value="597.428397" calcext:value-type="float">
            <text:p>597.428397</text:p>
          </table:table-cell>
          <table:table-cell office:value-type="float" office:value="86" calcext:value-type="float">
            <text:p>86</text:p>
          </table:table-cell>
          <table:table-cell office:value-type="float" office:value="597.428679" calcext:value-type="float">
            <text:p>597.428679</text:p>
          </table:table-cell>
          <table:table-cell office:value-type="float" office:value="136" calcext:value-type="float">
            <text:p>136</text:p>
          </table:table-cell>
          <table:table-cell office:value-type="float" office:value="1.206154" calcext:value-type="float">
            <text:p>1.206154</text:p>
          </table:table-cell>
          <table:table-cell office:value-type="float" office:value="1.28" calcext:value-type="float">
            <text:p>1.28</text:p>
          </table:table-cell>
          <table:table-cell office:value-type="float" office:value="0.971995" calcext:value-type="float">
            <text:p>0.971995</text:p>
          </table:table-cell>
          <table:table-cell office:value-type="float" office:value="11.9555385" calcext:value-type="float">
            <text:p>11.9555385</text:p>
          </table:table-cell>
        </table:table-row>
        <table:table-row table:style-name="ro1">
          <table:table-cell office:value-type="float" office:value="597.932588" calcext:value-type="float">
            <text:p>597.932588</text:p>
          </table:table-cell>
          <table:table-cell office:value-type="float" office:value="86" calcext:value-type="float">
            <text:p>86</text:p>
          </table:table-cell>
          <table:table-cell office:value-type="float" office:value="597.932749" calcext:value-type="float">
            <text:p>597.932749</text:p>
          </table:table-cell>
          <table:table-cell office:value-type="float" office:value="138" calcext:value-type="float">
            <text:p>138</text:p>
          </table:table-cell>
          <table:table-cell office:value-type="float" office:value="1.842637" calcext:value-type="float">
            <text:p>1.842637</text:p>
          </table:table-cell>
          <table:table-cell office:value-type="float" office:value="1.57011" calcext:value-type="float">
            <text:p>1.57011</text:p>
          </table:table-cell>
          <table:table-cell office:value-type="float" office:value="0.993314" calcext:value-type="float">
            <text:p>0.993314</text:p>
          </table:table-cell>
          <table:table-cell office:value-type="float" office:value="12.2177622" calcext:value-type="float">
            <text:p>12.2177622</text:p>
          </table:table-cell>
        </table:table-row>
        <table:table-row table:style-name="ro1">
          <table:table-cell office:value-type="float" office:value="598.436757" calcext:value-type="float">
            <text:p>598.436757</text:p>
          </table:table-cell>
          <table:table-cell office:value-type="float" office:value="86" calcext:value-type="float">
            <text:p>86</text:p>
          </table:table-cell>
          <table:table-cell office:value-type="float" office:value="598.436917" calcext:value-type="float">
            <text:p>598.436917</text:p>
          </table:table-cell>
          <table:table-cell office:value-type="float" office:value="138" calcext:value-type="float">
            <text:p>138</text:p>
          </table:table-cell>
          <table:table-cell office:value-type="float" office:value="1.873407" calcext:value-type="float">
            <text:p>1.873407</text:p>
          </table:table-cell>
          <table:table-cell office:value-type="float" office:value="1.151648" calcext:value-type="float">
            <text:p>1.151648</text:p>
          </table:table-cell>
          <table:table-cell office:value-type="float" office:value="0.893853" calcext:value-type="float">
            <text:p>0.893853</text:p>
          </table:table-cell>
          <table:table-cell office:value-type="float" office:value="10.9943919" calcext:value-type="float">
            <text:p>10.9943919</text:p>
          </table:table-cell>
        </table:table-row>
        <table:table-row table:style-name="ro1">
          <table:table-cell office:value-type="float" office:value="598.940874" calcext:value-type="float">
            <text:p>598.940874</text:p>
          </table:table-cell>
          <table:table-cell office:value-type="float" office:value="86" calcext:value-type="float">
            <text:p>86</text:p>
          </table:table-cell>
          <table:table-cell office:value-type="float" office:value="598.941038" calcext:value-type="float">
            <text:p>598.941038</text:p>
          </table:table-cell>
          <table:table-cell office:value-type="float" office:value="138" calcext:value-type="float">
            <text:p>138</text:p>
          </table:table-cell>
          <table:table-cell office:value-type="float" office:value="1.371429" calcext:value-type="float">
            <text:p>1.371429</text:p>
          </table:table-cell>
          <table:table-cell office:value-type="float" office:value="0.841319" calcext:value-type="float">
            <text:p>0.841319</text:p>
          </table:table-cell>
          <table:table-cell office:value-type="float" office:value="0.697963" calcext:value-type="float">
            <text:p>0.697963</text:p>
          </table:table-cell>
          <table:table-cell office:value-type="float" office:value="8.5849449" calcext:value-type="float">
            <text:p>8.5849449</text:p>
          </table:table-cell>
        </table:table-row>
        <table:table-row table:style-name="ro1">
          <table:table-cell office:value-type="float" office:value="599.4448" calcext:value-type="float">
            <text:p>599.4448</text:p>
          </table:table-cell>
          <table:table-cell office:value-type="float" office:value="86" calcext:value-type="float">
            <text:p>86</text:p>
          </table:table-cell>
          <table:table-cell office:value-type="float" office:value="599.44496" calcext:value-type="float">
            <text:p>599.44496</text:p>
          </table:table-cell>
          <table:table-cell office:value-type="float" office:value="138" calcext:value-type="float">
            <text:p>138</text:p>
          </table:table-cell>
          <table:table-cell office:value-type="float" office:value="0.474725" calcext:value-type="float">
            <text:p>0.474725</text:p>
          </table:table-cell>
          <table:table-cell office:value-type="float" office:value="0.501099" calcext:value-type="float">
            <text:p>0.501099</text:p>
          </table:table-cell>
          <table:table-cell office:value-type="float" office:value="0.453604" calcext:value-type="float">
            <text:p>0.453604</text:p>
          </table:table-cell>
          <table:table-cell office:value-type="float" office:value="5.5793292" calcext:value-type="float">
            <text:p>5.5793292</text:p>
          </table:table-cell>
        </table:table-row>
        <table:table-row table:style-name="ro1">
          <table:table-cell office:value-type="float" office:value="599.948695" calcext:value-type="float">
            <text:p>599.948695</text:p>
          </table:table-cell>
          <table:table-cell office:value-type="float" office:value="71" calcext:value-type="float">
            <text:p>71</text:p>
          </table:table-cell>
          <table:table-cell office:value-type="float" office:value="599.948899" calcext:value-type="float">
            <text:p>599.948899</text:p>
          </table:table-cell>
          <table:table-cell office:value-type="float" office:value="135" calcext:value-type="float">
            <text:p>135</text:p>
          </table:table-cell>
          <table:table-cell office:value-type="float" office:value="0.087912" calcext:value-type="float">
            <text:p>0.087912</text:p>
          </table:table-cell>
          <table:table-cell office:value-type="float" office:value="0.109011" calcext:value-type="float">
            <text:p>0.109011</text:p>
          </table:table-cell>
          <table:table-cell office:value-type="float" office:value="0.220605" calcext:value-type="float">
            <text:p>0.220605</text:p>
          </table:table-cell>
          <table:table-cell office:value-type="float" office:value="2.7134415" calcext:value-type="float">
            <text:p>2.7134415</text:p>
          </table:table-cell>
        </table:table-row>
        <table:table-row table:style-name="ro1">
          <table:table-cell office:value-type="float" office:value="600.4528" calcext:value-type="float">
            <text:p>600.4528</text:p>
          </table:table-cell>
          <table:table-cell office:value-type="float" office:value="71" calcext:value-type="float">
            <text:p>71</text:p>
          </table:table-cell>
          <table:table-cell office:value-type="float" office:value="600.45296" calcext:value-type="float">
            <text:p>600.45296</text:p>
          </table:table-cell>
          <table:table-cell office:value-type="float" office:value="124" calcext:value-type="float">
            <text:p>124</text:p>
          </table:table-cell>
          <table:table-cell office:value-type="float" office:value="0.037802" calcext:value-type="float">
            <text:p>0.037802</text:p>
          </table:table-cell>
          <table:table-cell office:value-type="float" office:value="0.058901" calcext:value-type="float">
            <text:p>0.058901</text:p>
          </table:table-cell>
          <table:table-cell office:value-type="float" office:value="0.056012" calcext:value-type="float">
            <text:p>0.056012</text:p>
          </table:table-cell>
          <table:table-cell office:value-type="float" office:value="0.6889476" calcext:value-type="float">
            <text:p>0.6889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 style:data-style-name="N2" text:time-value="15:44:56.42889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3T15:54:13.022566200</dc:date>
    <meta:editing-duration>PT11M26S</meta:editing-duration>
    <meta:editing-cycles>2</meta:editing-cycles>
    <meta:generator>LibreOffice/5.1.6.2$Linux_X86_64 LibreOffice_project/10m0$Build-2</meta:generator>
    <meta:document-statistic meta:table-count="1" meta:cell-count="8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c5000b" svg:stroke-opacity="90%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23cm" svg:height="10.71cm" xlink:href=".." xlink:type="simple" chart:class="chart:scatter" chart:style-name="ch1">
        <chart:legend chart:legend-position="end" svg:x="13.579cm" svg:y="4.801cm" style:legend-expansion="high" chart:style-name="ch2"/>
        <chart:plot-area chart:style-name="ch3" table:cell-range-address="mt_datafinal_sin_nm.F1:mt_datafinal_sin_nm.F110 mt_datafinal_sin_nm.H1:mt_datafinal_sin_nm.H110" svg:x="0.356cm" svg:y="0.214cm" svg:width="12.867cm" svg:height="10.282cm">
          <chartooo:coordinate-region svg:x="0.798cm" svg:y="0.416cm" svg:width="11.99cm" svg:height="9.4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t_datafinal_sin_nm.H1:mt_datafinal_sin_nm.H110" chart:class="chart:scatter">
            <chart:domain table:cell-range-address="mt_datafinal_sin_nm.F1:mt_datafinal_sin_nm.F110"/>
            <chart:regression-curve chart:style-name="ch7">
              <chart:equation chart:display-equation="true" chart:display-r-square="true"/>
            </chart:regression-curve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1978">
                <text:p>0.181978</text:p>
                <draw:g>
                  <svg:desc>mt_datafinal_sin_nm.F1:mt_datafinal_sin_nm.F110</svg:desc>
                </draw:g>
              </table:table-cell>
              <table:table-cell office:value-type="float" office:value="6.15">
                <text:p>6.15</text:p>
                <draw:g>
                  <svg:desc>mt_datafinal_sin_nm.H1:mt_datafinal_sin_nm.H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582">
                <text:p>0.337582</text:p>
              </table:table-cell>
              <table:table-cell office:value-type="float" office:value="9.0984699">
                <text:p>9.0984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4835">
                <text:p>1.004835</text:p>
              </table:table-cell>
              <table:table-cell office:value-type="float" office:value="11.3250405">
                <text:p>11.325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978">
                <text:p>1.41978</text:p>
              </table:table-cell>
              <table:table-cell office:value-type="float" office:value="12.2845881">
                <text:p>12.2845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9011">
                <text:p>1.469011</text:p>
              </table:table-cell>
              <table:table-cell office:value-type="float" office:value="11.7421827">
                <text:p>11.7421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37582">
                <text:p>1.137582</text:p>
              </table:table-cell>
              <table:table-cell office:value-type="float" office:value="9.8306028">
                <text:p>9.8306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011">
                <text:p>0.85011</text:p>
              </table:table-cell>
              <table:table-cell office:value-type="float" office:value="7.017888">
                <text:p>7.017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3077">
                <text:p>0.203077</text:p>
              </table:table-cell>
              <table:table-cell office:value-type="float" office:value="3.9926784">
                <text:p>3.9926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6813">
                <text:p>0.066813</text:p>
              </table:table-cell>
              <table:table-cell office:value-type="float" office:value="1.4956677">
                <text:p>1.4956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956">
                <text:p>0.03956</text:p>
              </table:table-cell>
              <table:table-cell office:value-type="float" office:value="0.1381905">
                <text:p>0.1381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714">
                <text:p>0.045714</text:p>
              </table:table-cell>
              <table:table-cell office:value-type="float" office:value="0.2526174">
                <text:p>0.2526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264">
                <text:p>0.056264</text:p>
              </table:table-cell>
              <table:table-cell office:value-type="float" office:value="1.810929">
                <text:p>1.810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0879">
                <text:p>0.080879</text:p>
              </table:table-cell>
              <table:table-cell office:value-type="float" office:value="4.4315916">
                <text:p>4.4315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7253">
                <text:p>0.187253</text:p>
              </table:table-cell>
              <table:table-cell office:value-type="float" office:value="7.472988">
                <text:p>7.472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2527">
                <text:p>0.592527</text:p>
              </table:table-cell>
              <table:table-cell office:value-type="float" office:value="10.1904639">
                <text:p>10.1904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5824">
                <text:p>1.295824</text:p>
              </table:table-cell>
              <table:table-cell office:value-type="float" office:value="11.9187">
                <text:p>11.9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6484">
                <text:p>1.916484</text:p>
              </table:table-cell>
              <table:table-cell office:value-type="float" office:value="12.2345517">
                <text:p>12.2345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1099">
                <text:p>1.301099</text:p>
              </table:table-cell>
              <table:table-cell office:value-type="float" office:value="11.0607012">
                <text:p>11.0607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967">
                <text:p>0.88967</text:p>
              </table:table-cell>
              <table:table-cell office:value-type="float" office:value="8.6845257">
                <text:p>8.6845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978">
                <text:p>0.53978</text:p>
              </table:table-cell>
              <table:table-cell office:value-type="float" office:value="5.6878152">
                <text:p>5.6878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6923">
                <text:p>0.116923</text:p>
              </table:table-cell>
              <table:table-cell office:value-type="float" office:value="2.8042647">
                <text:p>2.8042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978">
                <text:p>0.05978</text:p>
              </table:table-cell>
              <table:table-cell office:value-type="float" office:value="0.7398696">
                <text:p>0.7398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077">
                <text:p>0.043077</text:p>
              </table:table-cell>
              <table:table-cell office:value-type="float" office:value="0.0000615">
                <text:p>0.0000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835">
                <text:p>0.044835</text:p>
              </table:table-cell>
              <table:table-cell office:value-type="float" office:value="0.7659702">
                <text:p>0.7659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2088">
                <text:p>0.072088</text:p>
              </table:table-cell>
              <table:table-cell office:value-type="float" office:value="2.8500822">
                <text:p>2.8500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7802">
                <text:p>0.117802</text:p>
              </table:table-cell>
              <table:table-cell office:value-type="float" office:value="5.7421197">
                <text:p>5.7421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8571">
                <text:p>0.308571</text:p>
              </table:table-cell>
              <table:table-cell office:value-type="float" office:value="8.7340332">
                <text:p>8.7340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5714">
                <text:p>0.845714</text:p>
              </table:table-cell>
              <table:table-cell office:value-type="float" office:value="11.0932716">
                <text:p>11.0932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88791">
                <text:p>1.288791</text:p>
              </table:table-cell>
              <table:table-cell office:value-type="float" office:value="12.2422392">
                <text:p>12.2422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34286">
                <text:p>1.634286</text:p>
              </table:table-cell>
              <table:table-cell office:value-type="float" office:value="11.8996104">
                <text:p>11.8996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01758">
                <text:p>1.201758</text:p>
              </table:table-cell>
              <table:table-cell office:value-type="float" office:value="10.1492712">
                <text:p>10.1492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011">
                <text:p>0.85011</text:p>
              </table:table-cell>
              <table:table-cell office:value-type="float" office:value="7.4197782">
                <text:p>7.41977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1319">
                <text:p>0.281319</text:p>
              </table:table-cell>
              <table:table-cell office:value-type="float" office:value="4.3793904">
                <text:p>4.3793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022">
                <text:p>0.10022</text:p>
              </table:table-cell>
              <table:table-cell office:value-type="float" office:value="1.7725161">
                <text:p>1.7725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473">
                <text:p>0.047473</text:p>
              </table:table-cell>
              <table:table-cell office:value-type="float" office:value="0.2374023">
                <text:p>0.2374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286">
                <text:p>0.034286</text:p>
              </table:table-cell>
              <table:table-cell office:value-type="float" office:value="0.1499001">
                <text:p>0.1499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5714">
                <text:p>0.045714</text:p>
              </table:table-cell>
              <table:table-cell office:value-type="float" office:value="1.5314238">
                <text:p>1.5314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2308">
                <text:p>0.092308</text:p>
              </table:table-cell>
              <table:table-cell office:value-type="float" office:value="4.043748">
                <text:p>4.0437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3187">
                <text:p>0.173187</text:p>
              </table:table-cell>
              <table:table-cell office:value-type="float" office:value="7.0717497">
                <text:p>7.07174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4396">
                <text:p>0.484396</text:p>
              </table:table-cell>
              <table:table-cell office:value-type="float" office:value="9.874071">
                <text:p>9.8740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52527">
                <text:p>1.152527</text:p>
              </table:table-cell>
              <table:table-cell office:value-type="float" office:value="11.7646179">
                <text:p>11.7646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27692">
                <text:p>1.427692</text:p>
              </table:table-cell>
              <table:table-cell office:value-type="float" office:value="12.2805045">
                <text:p>12.28050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10549">
                <text:p>1.210549</text:p>
              </table:table-cell>
              <table:table-cell office:value-type="float" office:value="11.2954344">
                <text:p>11.2954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044">
                <text:p>0.92044</text:p>
              </table:table-cell>
              <table:table-cell office:value-type="float" office:value="9.050586">
                <text:p>9.050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4066">
                <text:p>0.494066</text:p>
              </table:table-cell>
              <table:table-cell office:value-type="float" office:value="6.0955602">
                <text:p>6.0955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9231">
                <text:p>0.129231</text:p>
              </table:table-cell>
              <table:table-cell office:value-type="float" office:value="3.1538799">
                <text:p>3.15387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978">
                <text:p>0.05978</text:p>
              </table:table-cell>
              <table:table-cell office:value-type="float" office:value="0.945747">
                <text:p>0.945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1319">
                <text:p>0.041319</text:p>
              </table:table-cell>
              <table:table-cell office:value-type="float" office:value="0.0117957">
                <text:p>0.0117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231">
                <text:p>0.049231</text:p>
              </table:table-cell>
              <table:table-cell office:value-type="float" office:value="0.5806953">
                <text:p>0.5806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1538">
                <text:p>0.061538</text:p>
              </table:table-cell>
              <table:table-cell office:value-type="float" office:value="2.5131483">
                <text:p>2.5131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7582">
                <text:p>0.097582</text:p>
              </table:table-cell>
              <table:table-cell office:value-type="float" office:value="5.3360352">
                <text:p>5.33603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3516">
                <text:p>0.243516</text:p>
              </table:table-cell>
              <table:table-cell office:value-type="float" office:value="8.3582067">
                <text:p>8.35820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43736">
                <text:p>0.743736</text:p>
              </table:table-cell>
              <table:table-cell office:value-type="float" office:value="10.8397317">
                <text:p>10.83973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44835">
                <text:p>1.244835</text:p>
              </table:table-cell>
              <table:table-cell office:value-type="float" office:value="12.1730517">
                <text:p>12.1730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85934">
                <text:p>1.585934</text:p>
              </table:table-cell>
              <table:table-cell office:value-type="float" office:value="12.0317124">
                <text:p>12.0317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44615">
                <text:p>1.144615</text:p>
              </table:table-cell>
              <table:table-cell office:value-type="float" office:value="10.450326">
                <text:p>10.4503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37802">
                <text:p>0.837802</text:p>
              </table:table-cell>
              <table:table-cell office:value-type="float" office:value="7.8160719">
                <text:p>7.81607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5824">
                <text:p>0.335824</text:p>
              </table:table-cell>
              <table:table-cell office:value-type="float" office:value="4.7739006">
                <text:p>4.7739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3516">
                <text:p>0.083516</text:p>
              </table:table-cell>
              <table:table-cell office:value-type="float" office:value="2.0686509">
                <text:p>2.06865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78">
                <text:p>0.05978</text:p>
              </table:table-cell>
              <table:table-cell office:value-type="float" office:value="0.3626532">
                <text:p>0.3626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3077">
                <text:p>0.043077</text:p>
              </table:table-cell>
              <table:table-cell office:value-type="float" office:value="0.0736032">
                <text:p>0.0736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6593">
                <text:p>0.046593</text:p>
              </table:table-cell>
              <table:table-cell office:value-type="float" office:value="1.2722628">
                <text:p>1.2722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1209">
                <text:p>0.071209</text:p>
              </table:table-cell>
              <table:table-cell office:value-type="float" office:value="3.6651663">
                <text:p>3.665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6813">
                <text:p>0.146813</text:p>
              </table:table-cell>
              <table:table-cell office:value-type="float" office:value="6.6664401">
                <text:p>6.66644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6484">
                <text:p>0.396484</text:p>
              </table:table-cell>
              <table:table-cell office:value-type="float" office:value="9.5412699">
                <text:p>9.5412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0879">
                <text:p>0.960879</text:p>
              </table:table-cell>
              <table:table-cell office:value-type="float" office:value="11.5858005">
                <text:p>11.5858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3077">
                <text:p>1.243077</text:p>
              </table:table-cell>
              <table:table-cell office:value-type="float" office:value="12.2994588">
                <text:p>12.2994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21099">
                <text:p>1.221099</text:p>
              </table:table-cell>
              <table:table-cell office:value-type="float" office:value="11.507511">
                <text:p>11.507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1429">
                <text:p>0.891429</text:p>
              </table:table-cell>
              <table:table-cell office:value-type="float" office:value="9.4038543">
                <text:p>9.4038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">
                <text:p>0.72</text:p>
              </table:table-cell>
              <table:table-cell office:value-type="float" office:value="6.5035512">
                <text:p>6.5035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8791">
                <text:p>0.168791</text:p>
              </table:table-cell>
              <table:table-cell office:value-type="float" office:value="3.5166807">
                <text:p>3.51668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4176">
                <text:p>0.064176</text:p>
              </table:table-cell>
              <table:table-cell office:value-type="float" office:value="1.1745393">
                <text:p>1.1745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044">
                <text:p>0.04044</text:p>
              </table:table-cell>
              <table:table-cell office:value-type="float" office:value="0.0505653">
                <text:p>0.05056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4835">
                <text:p>0.044835</text:p>
              </table:table-cell>
              <table:table-cell office:value-type="float" office:value="0.4199466">
                <text:p>0.4199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8901">
                <text:p>0.058901</text:p>
              </table:table-cell>
              <table:table-cell office:value-type="float" office:value="2.1922413">
                <text:p>2.1922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4505">
                <text:p>0.134505</text:p>
              </table:table-cell>
              <table:table-cell office:value-type="float" office:value="4.9335423">
                <text:p>4.93354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044">
                <text:p>0.20044</text:p>
              </table:table-cell>
              <table:table-cell office:value-type="float" office:value="7.9726632">
                <text:p>7.9726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6374">
                <text:p>0.666374</text:p>
              </table:table-cell>
              <table:table-cell office:value-type="float" office:value="10.5655401">
                <text:p>10.56554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33407">
                <text:p>1.233407</text:p>
              </table:table-cell>
              <table:table-cell office:value-type="float" office:value="12.0773454">
                <text:p>12.07734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03516">
                <text:p>1.603516</text:p>
              </table:table-cell>
              <table:table-cell office:value-type="float" office:value="12.1379229">
                <text:p>12.13792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47912">
                <text:p>1.047912</text:p>
              </table:table-cell>
              <table:table-cell office:value-type="float" office:value="10.7324511">
                <text:p>10.7324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95604">
                <text:p>0.795604</text:p>
              </table:table-cell>
              <table:table-cell office:value-type="float" office:value="8.2050348">
                <text:p>8.20503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">
                <text:p>0.4</text:p>
              </table:table-cell>
              <table:table-cell office:value-type="float" office:value="5.1744747">
                <text:p>5.17447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9341">
                <text:p>0.099341</text:p>
              </table:table-cell>
              <table:table-cell office:value-type="float" office:value="2.382756">
                <text:p>2.382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396">
                <text:p>0.084396</text:p>
              </table:table-cell>
              <table:table-cell office:value-type="float" office:value="0.5133897">
                <text:p>0.51338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044">
                <text:p>0.04044</text:p>
              </table:table-cell>
              <table:table-cell office:value-type="float" office:value="0.0240711">
                <text:p>0.02407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5714">
                <text:p>0.045714</text:p>
              </table:table-cell>
              <table:table-cell office:value-type="float" office:value="1.0345899">
                <text:p>1.03458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033">
                <text:p>0.07033</text:p>
              </table:table-cell>
              <table:table-cell office:value-type="float" office:value="3.2975316">
                <text:p>3.29753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8352">
                <text:p>0.128352</text:p>
              </table:table-cell>
              <table:table-cell office:value-type="float" office:value="6.2588673">
                <text:p>6.2588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8791">
                <text:p>0.328791</text:p>
              </table:table-cell>
              <table:table-cell office:value-type="float" office:value="9.1935489">
                <text:p>9.1935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27473">
                <text:p>0.927473</text:p>
              </table:table-cell>
              <table:table-cell office:value-type="float" office:value="11.3830596">
                <text:p>11.3830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27253">
                <text:p>1.227253</text:p>
              </table:table-cell>
              <table:table-cell office:value-type="float" office:value="12.2913285">
                <text:p>12.2913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96703">
                <text:p>1.296703</text:p>
              </table:table-cell>
              <table:table-cell office:value-type="float" office:value="11.6959962">
                <text:p>11.6959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14506">
                <text:p>1.014506</text:p>
              </table:table-cell>
              <table:table-cell office:value-type="float" office:value="9.7428054">
                <text:p>9.7428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6264">
                <text:p>0.776264</text:p>
              </table:table-cell>
              <table:table-cell office:value-type="float" office:value="6.9099801">
                <text:p>6.9099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2418">
                <text:p>0.222418</text:p>
              </table:table-cell>
              <table:table-cell office:value-type="float" office:value="3.8910681">
                <text:p>3.8910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033">
                <text:p>0.07033</text:p>
              </table:table-cell>
              <table:table-cell office:value-type="float" office:value="1.4252379">
                <text:p>1.4252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3077">
                <text:p>0.043077</text:p>
              </table:table-cell>
              <table:table-cell office:value-type="float" office:value="0.1161858">
                <text:p>0.11618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8352">
                <text:p>0.048352</text:p>
              </table:table-cell>
              <table:table-cell office:value-type="float" office:value="0.2844252">
                <text:p>0.2844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8571">
                <text:p>0.068571</text:p>
              </table:table-cell>
              <table:table-cell office:value-type="float" office:value="1.8887634">
                <text:p>1.88876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">
                <text:p>0.08</text:p>
              </table:table-cell>
              <table:table-cell office:value-type="float" office:value="4.5363999">
                <text:p>4.5363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83956">
                <text:p>0.283956</text:p>
              </table:table-cell>
              <table:table-cell office:value-type="float" office:value="7.5791001">
                <text:p>7.5791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62857">
                <text:p>0.662857</text:p>
              </table:table-cell>
              <table:table-cell office:value-type="float" office:value="10.2719145">
                <text:p>10.2719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8">
                <text:p>1.28</text:p>
              </table:table-cell>
              <table:table-cell office:value-type="float" office:value="11.9555385">
                <text:p>11.9555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7011">
                <text:p>1.57011</text:p>
              </table:table-cell>
              <table:table-cell office:value-type="float" office:value="12.2177622">
                <text:p>12.21776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51648">
                <text:p>1.151648</text:p>
              </table:table-cell>
              <table:table-cell office:value-type="float" office:value="10.9943919">
                <text:p>10.99439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1319">
                <text:p>0.841319</text:p>
              </table:table-cell>
              <table:table-cell office:value-type="float" office:value="8.5849449">
                <text:p>8.5849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01099">
                <text:p>0.501099</text:p>
              </table:table-cell>
              <table:table-cell office:value-type="float" office:value="5.5793292">
                <text:p>5.57932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9011">
                <text:p>0.109011</text:p>
              </table:table-cell>
              <table:table-cell office:value-type="float" office:value="2.7134415">
                <text:p>2.71344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8901">
                <text:p>0.058901</text:p>
              </table:table-cell>
              <table:table-cell office:value-type="float" office:value="0.6889476">
                <text:p>0.6889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67cm" svg:height="9.224cm" xlink:href=".." xlink:type="simple" chart:class="chart:scatter" chart:style-name="ch1">
        <chart:legend chart:legend-position="end" svg:x="17.023cm" svg:y="4.058cm" style:legend-expansion="high" chart:style-name="ch2"/>
        <chart:plot-area chart:style-name="ch3" table:cell-range-address="mt_datafinal_sin_nm.E1:mt_datafinal_sin_nm.E110 mt_datafinal_sin_nm.H1:mt_datafinal_sin_nm.H110" svg:x="0.425cm" svg:y="0.184cm" svg:width="16.173cm" svg:height="8.856cm">
          <chartooo:coordinate-region svg:x="0.867cm" svg:y="0.387cm" svg:width="15.296cm" svg:height="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t_datafinal_sin_nm.H1:mt_datafinal_sin_nm.H110" chart:class="chart:scatter">
            <chart:domain table:cell-range-address="mt_datafinal_sin_nm.E1:mt_datafinal_sin_nm.E110"/>
            <chart:regression-curve chart:style-name="ch7">
              <chart:equation chart:display-equation="true" chart:display-r-square="true"/>
            </chart:regression-curve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7253">
                <text:p>0.187253</text:p>
                <draw:g>
                  <svg:desc>mt_datafinal_sin_nm.E1:mt_datafinal_sin_nm.E110</svg:desc>
                </draw:g>
              </table:table-cell>
              <table:table-cell office:value-type="float" office:value="6.15">
                <text:p>6.15</text:p>
                <draw:g>
                  <svg:desc>mt_datafinal_sin_nm.H1:mt_datafinal_sin_nm.H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2198">
                <text:p>0.282198</text:p>
              </table:table-cell>
              <table:table-cell office:value-type="float" office:value="9.0984699">
                <text:p>9.0984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604">
                <text:p>0.955604</text:p>
              </table:table-cell>
              <table:table-cell office:value-type="float" office:value="11.3250405">
                <text:p>11.325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4945">
                <text:p>1.534945</text:p>
              </table:table-cell>
              <table:table-cell office:value-type="float" office:value="12.2845881">
                <text:p>12.2845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5165">
                <text:p>2.035165</text:p>
              </table:table-cell>
              <table:table-cell office:value-type="float" office:value="11.7421827">
                <text:p>11.7421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23077">
                <text:p>1.723077</text:p>
              </table:table-cell>
              <table:table-cell office:value-type="float" office:value="9.8306028">
                <text:p>9.8306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7692">
                <text:p>0.867692</text:p>
              </table:table-cell>
              <table:table-cell office:value-type="float" office:value="7.017888">
                <text:p>7.017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4835">
                <text:p>0.204835</text:p>
              </table:table-cell>
              <table:table-cell office:value-type="float" office:value="3.9926784">
                <text:p>3.9926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44">
                <text:p>0.04044</text:p>
              </table:table-cell>
              <table:table-cell office:value-type="float" office:value="1.4956677">
                <text:p>1.4956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703">
                <text:p>0.016703</text:p>
              </table:table-cell>
              <table:table-cell office:value-type="float" office:value="0.1381905">
                <text:p>0.1381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341">
                <text:p>0.019341</text:p>
              </table:table-cell>
              <table:table-cell office:value-type="float" office:value="0.2526174">
                <text:p>0.2526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264">
                <text:p>0.056264</text:p>
              </table:table-cell>
              <table:table-cell office:value-type="float" office:value="1.810929">
                <text:p>1.810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0989">
                <text:p>0.050989</text:p>
              </table:table-cell>
              <table:table-cell office:value-type="float" office:value="4.4315916">
                <text:p>4.4315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5055">
                <text:p>0.145055</text:p>
              </table:table-cell>
              <table:table-cell office:value-type="float" office:value="7.472988">
                <text:p>7.472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044">
                <text:p>0.52044</text:p>
              </table:table-cell>
              <table:table-cell office:value-type="float" office:value="10.1904639">
                <text:p>10.1904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25495">
                <text:p>1.225495</text:p>
              </table:table-cell>
              <table:table-cell office:value-type="float" office:value="11.9187">
                <text:p>11.9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42198">
                <text:p>1.642198</text:p>
              </table:table-cell>
              <table:table-cell office:value-type="float" office:value="12.2345517">
                <text:p>12.2345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0769">
                <text:p>1.550769</text:p>
              </table:table-cell>
              <table:table-cell office:value-type="float" office:value="11.0607012">
                <text:p>11.0607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92088">
                <text:p>1.192088</text:p>
              </table:table-cell>
              <table:table-cell office:value-type="float" office:value="8.6845257">
                <text:p>8.6845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0659">
                <text:p>0.620659</text:p>
              </table:table-cell>
              <table:table-cell office:value-type="float" office:value="5.6878152">
                <text:p>5.6878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1648">
                <text:p>0.111648</text:p>
              </table:table-cell>
              <table:table-cell office:value-type="float" office:value="2.8042647">
                <text:p>2.8042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648">
                <text:p>0.031648</text:p>
              </table:table-cell>
              <table:table-cell office:value-type="float" office:value="0.7398696">
                <text:p>0.7398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341">
                <text:p>0.019341</text:p>
              </table:table-cell>
              <table:table-cell office:value-type="float" office:value="0.0000615">
                <text:p>0.0000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824">
                <text:p>0.015824</text:p>
              </table:table-cell>
              <table:table-cell office:value-type="float" office:value="0.7659702">
                <text:p>0.7659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3077">
                <text:p>0.043077</text:p>
              </table:table-cell>
              <table:table-cell office:value-type="float" office:value="2.8500822">
                <text:p>2.8500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2637">
                <text:p>0.082637</text:p>
              </table:table-cell>
              <table:table-cell office:value-type="float" office:value="5.7421197">
                <text:p>5.7421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4506">
                <text:p>0.294506</text:p>
              </table:table-cell>
              <table:table-cell office:value-type="float" office:value="8.7340332">
                <text:p>8.7340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3736">
                <text:p>0.743736</text:p>
              </table:table-cell>
              <table:table-cell office:value-type="float" office:value="11.0932716">
                <text:p>11.0932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26813">
                <text:p>1.426813</text:p>
              </table:table-cell>
              <table:table-cell office:value-type="float" office:value="12.2422392">
                <text:p>12.2422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21978">
                <text:p>1.621978</text:p>
              </table:table-cell>
              <table:table-cell office:value-type="float" office:value="11.8996104">
                <text:p>11.8996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2857">
                <text:p>1.462857</text:p>
              </table:table-cell>
              <table:table-cell office:value-type="float" office:value="10.1492712">
                <text:p>10.1492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8681">
                <text:p>0.918681</text:p>
              </table:table-cell>
              <table:table-cell office:value-type="float" office:value="7.4197782">
                <text:p>7.41977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1648">
                <text:p>0.271648</text:p>
              </table:table-cell>
              <table:table-cell office:value-type="float" office:value="4.3793904">
                <text:p>4.3793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9121">
                <text:p>0.079121</text:p>
              </table:table-cell>
              <table:table-cell office:value-type="float" office:value="1.7725161">
                <text:p>1.7725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615">
                <text:p>0.024615</text:p>
              </table:table-cell>
              <table:table-cell office:value-type="float" office:value="0.2374023">
                <text:p>0.2374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549">
                <text:p>0.010549</text:p>
              </table:table-cell>
              <table:table-cell office:value-type="float" office:value="0.1499001">
                <text:p>0.1499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341">
                <text:p>0.019341</text:p>
              </table:table-cell>
              <table:table-cell office:value-type="float" office:value="1.5314238">
                <text:p>1.5314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2088">
                <text:p>0.072088</text:p>
              </table:table-cell>
              <table:table-cell office:value-type="float" office:value="4.043748">
                <text:p>4.0437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4176">
                <text:p>0.144176</text:p>
              </table:table-cell>
              <table:table-cell office:value-type="float" office:value="7.0717497">
                <text:p>7.07174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8462">
                <text:p>0.418462</text:p>
              </table:table-cell>
              <table:table-cell office:value-type="float" office:value="9.874071">
                <text:p>9.8740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62857">
                <text:p>1.062857</text:p>
              </table:table-cell>
              <table:table-cell office:value-type="float" office:value="11.7646179">
                <text:p>11.7646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3297">
                <text:p>1.503297</text:p>
              </table:table-cell>
              <table:table-cell office:value-type="float" office:value="12.2805045">
                <text:p>12.28050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69231">
                <text:p>1.569231</text:p>
              </table:table-cell>
              <table:table-cell office:value-type="float" office:value="11.2954344">
                <text:p>11.2954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97363">
                <text:p>1.197363</text:p>
              </table:table-cell>
              <table:table-cell office:value-type="float" office:value="9.050586">
                <text:p>9.050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6044">
                <text:p>0.596044</text:p>
              </table:table-cell>
              <table:table-cell office:value-type="float" office:value="6.0955602">
                <text:p>6.0955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3626">
                <text:p>0.133626</text:p>
              </table:table-cell>
              <table:table-cell office:value-type="float" office:value="3.1538799">
                <text:p>3.15387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681">
                <text:p>0.038681</text:p>
              </table:table-cell>
              <table:table-cell office:value-type="float" office:value="0.945747">
                <text:p>0.945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462">
                <text:p>0.018462</text:p>
              </table:table-cell>
              <table:table-cell office:value-type="float" office:value="0.0117957">
                <text:p>0.0117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022">
                <text:p>0.02022</text:p>
              </table:table-cell>
              <table:table-cell office:value-type="float" office:value="0.5806953">
                <text:p>0.5806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6923">
                <text:p>0.036923</text:p>
              </table:table-cell>
              <table:table-cell office:value-type="float" office:value="2.5131483">
                <text:p>2.5131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33">
                <text:p>0.07033</text:p>
              </table:table-cell>
              <table:table-cell office:value-type="float" office:value="5.3360352">
                <text:p>5.33603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1099">
                <text:p>0.261099</text:p>
              </table:table-cell>
              <table:table-cell office:value-type="float" office:value="8.3582067">
                <text:p>8.35820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34066">
                <text:p>0.734066</text:p>
              </table:table-cell>
              <table:table-cell office:value-type="float" office:value="10.8397317">
                <text:p>10.83973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09011">
                <text:p>1.309011</text:p>
              </table:table-cell>
              <table:table-cell office:value-type="float" office:value="12.1730517">
                <text:p>12.1730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81538">
                <text:p>1.581538</text:p>
              </table:table-cell>
              <table:table-cell office:value-type="float" office:value="12.0317124">
                <text:p>12.0317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28571">
                <text:p>1.428571</text:p>
              </table:table-cell>
              <table:table-cell office:value-type="float" office:value="10.450326">
                <text:p>10.4503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022">
                <text:p>0.98022</text:p>
              </table:table-cell>
              <table:table-cell office:value-type="float" office:value="7.8160719">
                <text:p>7.81607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7802">
                <text:p>0.357802</text:p>
              </table:table-cell>
              <table:table-cell office:value-type="float" office:value="4.7739006">
                <text:p>4.7739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0879">
                <text:p>0.080879</text:p>
              </table:table-cell>
              <table:table-cell office:value-type="float" office:value="2.0686509">
                <text:p>2.06865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5165">
                <text:p>0.035165</text:p>
              </table:table-cell>
              <table:table-cell office:value-type="float" office:value="0.3626532">
                <text:p>0.3626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7582">
                <text:p>0.017582</text:p>
              </table:table-cell>
              <table:table-cell office:value-type="float" office:value="0.0736032">
                <text:p>0.0736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8462">
                <text:p>0.018462</text:p>
              </table:table-cell>
              <table:table-cell office:value-type="float" office:value="1.2722628">
                <text:p>1.2722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7473">
                <text:p>0.047473</text:p>
              </table:table-cell>
              <table:table-cell office:value-type="float" office:value="3.6651663">
                <text:p>3.665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0659">
                <text:p>0.140659</text:p>
              </table:table-cell>
              <table:table-cell office:value-type="float" office:value="6.6664401">
                <text:p>6.66644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0549">
                <text:p>0.330549</text:p>
              </table:table-cell>
              <table:table-cell office:value-type="float" office:value="9.5412699">
                <text:p>9.5412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9231">
                <text:p>1.009231</text:p>
              </table:table-cell>
              <table:table-cell office:value-type="float" office:value="11.5858005">
                <text:p>11.5858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05714">
                <text:p>1.405714</text:p>
              </table:table-cell>
              <table:table-cell office:value-type="float" office:value="12.2994588">
                <text:p>12.2994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41978">
                <text:p>1.541978</text:p>
              </table:table-cell>
              <table:table-cell office:value-type="float" office:value="11.507511">
                <text:p>11.507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4044">
                <text:p>1.24044</text:p>
              </table:table-cell>
              <table:table-cell office:value-type="float" office:value="9.4038543">
                <text:p>9.4038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6264">
                <text:p>0.696264</text:p>
              </table:table-cell>
              <table:table-cell office:value-type="float" office:value="6.5035512">
                <text:p>6.5035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9121">
                <text:p>0.159121</text:p>
              </table:table-cell>
              <table:table-cell office:value-type="float" office:value="3.5166807">
                <text:p>3.51668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3297">
                <text:p>0.063297</text:p>
              </table:table-cell>
              <table:table-cell office:value-type="float" office:value="1.1745393">
                <text:p>1.1745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7582">
                <text:p>0.017582</text:p>
              </table:table-cell>
              <table:table-cell office:value-type="float" office:value="0.0505653">
                <text:p>0.05056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011">
                <text:p>0.029011</text:p>
              </table:table-cell>
              <table:table-cell office:value-type="float" office:value="0.4199466">
                <text:p>0.4199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5275">
                <text:p>0.085275</text:p>
              </table:table-cell>
              <table:table-cell office:value-type="float" office:value="2.1922413">
                <text:p>2.1922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8901">
                <text:p>0.058901</text:p>
              </table:table-cell>
              <table:table-cell office:value-type="float" office:value="4.9335423">
                <text:p>4.93354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4615">
                <text:p>0.184615</text:p>
              </table:table-cell>
              <table:table-cell office:value-type="float" office:value="7.9726632">
                <text:p>7.9726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6374">
                <text:p>0.666374</text:p>
              </table:table-cell>
              <table:table-cell office:value-type="float" office:value="10.5655401">
                <text:p>10.56554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38681">
                <text:p>1.238681</text:p>
              </table:table-cell>
              <table:table-cell office:value-type="float" office:value="12.0773454">
                <text:p>12.07734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98242">
                <text:p>1.598242</text:p>
              </table:table-cell>
              <table:table-cell office:value-type="float" office:value="12.1379229">
                <text:p>12.13792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58462">
                <text:p>1.458462</text:p>
              </table:table-cell>
              <table:table-cell office:value-type="float" office:value="10.7324511">
                <text:p>10.7324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5604">
                <text:p>0.955604</text:p>
              </table:table-cell>
              <table:table-cell office:value-type="float" office:value="8.2050348">
                <text:p>8.20503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8242">
                <text:p>0.398242</text:p>
              </table:table-cell>
              <table:table-cell office:value-type="float" office:value="5.1744747">
                <text:p>5.17447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7143">
                <text:p>0.057143</text:p>
              </table:table-cell>
              <table:table-cell office:value-type="float" office:value="2.382756">
                <text:p>2.382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7802">
                <text:p>0.037802</text:p>
              </table:table-cell>
              <table:table-cell office:value-type="float" office:value="0.5133897">
                <text:p>0.51338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582">
                <text:p>0.017582</text:p>
              </table:table-cell>
              <table:table-cell office:value-type="float" office:value="0.0240711">
                <text:p>0.02407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22">
                <text:p>0.02022</text:p>
              </table:table-cell>
              <table:table-cell office:value-type="float" office:value="1.0345899">
                <text:p>1.03458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3297">
                <text:p>0.063297</text:p>
              </table:table-cell>
              <table:table-cell office:value-type="float" office:value="3.2975316">
                <text:p>3.29753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5714">
                <text:p>0.125714</text:p>
              </table:table-cell>
              <table:table-cell office:value-type="float" office:value="6.2588673">
                <text:p>6.2588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0659">
                <text:p>0.300659</text:p>
              </table:table-cell>
              <table:table-cell office:value-type="float" office:value="9.1935489">
                <text:p>9.1935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1648">
                <text:p>0.911648</text:p>
              </table:table-cell>
              <table:table-cell office:value-type="float" office:value="11.3830596">
                <text:p>11.3830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66374">
                <text:p>1.466374</text:p>
              </table:table-cell>
              <table:table-cell office:value-type="float" office:value="12.2913285">
                <text:p>12.2913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41978">
                <text:p>1.941978</text:p>
              </table:table-cell>
              <table:table-cell office:value-type="float" office:value="11.6959962">
                <text:p>11.6959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32527">
                <text:p>1.232527</text:p>
              </table:table-cell>
              <table:table-cell office:value-type="float" office:value="9.7428054">
                <text:p>9.7428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7033">
                <text:p>0.727033</text:p>
              </table:table-cell>
              <table:table-cell office:value-type="float" office:value="6.9099801">
                <text:p>6.9099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7582">
                <text:p>0.177582</text:p>
              </table:table-cell>
              <table:table-cell office:value-type="float" office:value="3.8910681">
                <text:p>3.8910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44">
                <text:p>0.04044</text:p>
              </table:table-cell>
              <table:table-cell office:value-type="float" office:value="1.4252379">
                <text:p>1.4252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8462">
                <text:p>0.018462</text:p>
              </table:table-cell>
              <table:table-cell office:value-type="float" office:value="0.1161858">
                <text:p>0.11618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6703">
                <text:p>0.016703</text:p>
              </table:table-cell>
              <table:table-cell office:value-type="float" office:value="0.2844252">
                <text:p>0.2844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1538">
                <text:p>0.061538</text:p>
              </table:table-cell>
              <table:table-cell office:value-type="float" office:value="1.8887634">
                <text:p>1.88876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3516">
                <text:p>0.083516</text:p>
              </table:table-cell>
              <table:table-cell office:value-type="float" office:value="4.5363999">
                <text:p>4.5363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0879">
                <text:p>0.240879</text:p>
              </table:table-cell>
              <table:table-cell office:value-type="float" office:value="7.5791001">
                <text:p>7.5791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64835">
                <text:p>0.764835</text:p>
              </table:table-cell>
              <table:table-cell office:value-type="float" office:value="10.2719145">
                <text:p>10.2719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06154">
                <text:p>1.206154</text:p>
              </table:table-cell>
              <table:table-cell office:value-type="float" office:value="11.9555385">
                <text:p>11.9555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42637">
                <text:p>1.842637</text:p>
              </table:table-cell>
              <table:table-cell office:value-type="float" office:value="12.2177622">
                <text:p>12.21776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73407">
                <text:p>1.873407</text:p>
              </table:table-cell>
              <table:table-cell office:value-type="float" office:value="10.9943919">
                <text:p>10.99439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71429">
                <text:p>1.371429</text:p>
              </table:table-cell>
              <table:table-cell office:value-type="float" office:value="8.5849449">
                <text:p>8.5849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74725">
                <text:p>0.474725</text:p>
              </table:table-cell>
              <table:table-cell office:value-type="float" office:value="5.5793292">
                <text:p>5.57932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7912">
                <text:p>0.087912</text:p>
              </table:table-cell>
              <table:table-cell office:value-type="float" office:value="2.7134415">
                <text:p>2.71344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7802">
                <text:p>0.037802</text:p>
              </table:table-cell>
              <table:table-cell office:value-type="float" office:value="0.6889476">
                <text:p>0.6889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